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Arial CYR" svg:font-family="'Arial CYR'" style:font-family-generic="swiss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0.4861in" style:rel-column-width="700*"/>
    </style:style>
    <style:style style:name="Таблица1.B" style:family="table-column">
      <style:table-column-properties style:column-width="0.9257in" style:rel-column-width="1333*"/>
    </style:style>
    <style:style style:name="Таблица1.C" style:family="table-column">
      <style:table-column-properties style:column-width="1.6438in" style:rel-column-width="2367*"/>
    </style:style>
    <style:style style:name="Таблица1.D" style:family="table-column">
      <style:table-column-properties style:column-width="3.6375in" style:rel-column-width="5238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C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1.3424in" style:rel-column-width="1933*"/>
    </style:style>
    <style:style style:name="Таблица2.B" style:family="table-column">
      <style:table-column-properties style:column-width="2.2222in" style:rel-column-width="3200*"/>
    </style:style>
    <style:style style:name="Таблица2.C" style:family="table-column">
      <style:table-column-properties style:column-width="1.7896in" style:rel-column-width="2577*"/>
    </style:style>
    <style:style style:name="Таблица2.D" style:family="table-column">
      <style:table-column-properties style:column-width="1.3389in" style:rel-column-width="1928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D1" style:family="table-cell">
      <style:table-cell-properties fo:padding="0.0382in" fo:border="0.0007in solid #000000"/>
    </style:style>
    <style:style style:name="Таблица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2.C2" style:family="table-cell">
      <style:table-cell-properties fo:padding="0.0382in" fo:border-left="0.0007in solid #000000" fo:border-right="none" fo:border-top="none" fo:border-bottom="0.0007in solid #000000"/>
    </style:style>
    <style:style style:name="Таблица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.B4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2.2313in" style:rel-column-width="21845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C1" style:family="table-cell">
      <style:table-cell-properties fo:padding="0.0382in" fo:border="0.0007in solid #000000"/>
    </style:style>
    <style:style style:name="Таблица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none" fo:border-top="none" fo:border-bottom="0.0007in solid #000000"/>
    </style:style>
    <style:style style:name="Таблица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31in" table:align="margins"/>
    </style:style>
    <style:style style:name="Таблица4.A" style:family="table-column">
      <style:table-column-properties style:column-width="0.7521in" style:rel-column-width="1083*"/>
    </style:style>
    <style:style style:name="Таблица4.B" style:family="table-column">
      <style:table-column-properties style:column-width="3.7097in" style:rel-column-width="5342*"/>
    </style:style>
    <style:style style:name="Таблица4.C" style:family="table-column">
      <style:table-column-properties style:column-width="2.2313in" style:rel-column-width="321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C1" style:family="table-cell">
      <style:table-cell-properties fo:padding="0.0382in" fo:border="0.0007in solid #000000"/>
    </style:style>
    <style:style style:name="Таблица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none" fo:border-top="none" fo:border-bottom="0.0007in solid #000000"/>
    </style:style>
    <style:style style:name="Таблица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6931in" table:align="margins"/>
    </style:style>
    <style:style style:name="Таблица5.A" style:family="table-column">
      <style:table-column-properties style:column-width="0.7063in" style:rel-column-width="1017*"/>
    </style:style>
    <style:style style:name="Таблица5.B" style:family="table-column">
      <style:table-column-properties style:column-width="1.5389in" style:rel-column-width="2216*"/>
    </style:style>
    <style:style style:name="Таблица5.C" style:family="table-column">
      <style:table-column-properties style:column-width="1.9792in" style:rel-column-width="2850*"/>
    </style:style>
    <style:style style:name="Таблица5.D" style:family="table-column">
      <style:table-column-properties style:column-width="2.4688in" style:rel-column-width="3555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D1" style:family="table-cell">
      <style:table-cell-properties fo:padding="0.0382in" fo:border="0.0007in solid #000000"/>
    </style:style>
    <style:style style:name="Таблица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5.C2" style:family="table-cell">
      <style:table-cell-properties fo:padding="0.0382in" fo:border-left="0.0007in solid #000000" fo:border-right="none" fo:border-top="none" fo:border-bottom="0.0007in solid #000000"/>
    </style:style>
    <style:style style:name="Таблица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.D6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5.A12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5.B12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5.D12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6" style:family="table">
      <style:table-properties style:width="6.6931in" table:align="margins"/>
    </style:style>
    <style:style style:name="Таблица6.A" style:family="table-column">
      <style:table-column-properties style:column-width="0.7174in" style:rel-column-width="1033*"/>
    </style:style>
    <style:style style:name="Таблица6.B" style:family="table-column">
      <style:table-column-properties style:column-width="1.5396in" style:rel-column-width="2217*"/>
    </style:style>
    <style:style style:name="Таблица6.C" style:family="table-column">
      <style:table-column-properties style:column-width="2.0021in" style:rel-column-width="2883*"/>
    </style:style>
    <style:style style:name="Таблица6.D" style:family="table-column">
      <style:table-column-properties style:column-width="2.434in" style:rel-column-width="3505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D1" style:family="table-cell">
      <style:table-cell-properties fo:padding="0.0382in" fo:border="0.0007in solid #000000"/>
    </style:style>
    <style:style style:name="Таблица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6.C2" style:family="table-cell">
      <style:table-cell-properties fo:padding="0.0382in" fo:border-left="0.0007in solid #000000" fo:border-right="none" fo:border-top="none" fo:border-bottom="0.0007in solid #000000"/>
    </style:style>
    <style:style style:name="Таблица6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.D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6.A9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6.B9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6.D9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7" style:family="table">
      <style:table-properties style:width="6.6931in" table:align="margins"/>
    </style:style>
    <style:style style:name="Таблица7.A" style:family="table-column">
      <style:table-column-properties style:column-width="0.7063in" style:rel-column-width="1017*"/>
    </style:style>
    <style:style style:name="Таблица7.B" style:family="table-column">
      <style:table-column-properties style:column-width="1.5389in" style:rel-column-width="2216*"/>
    </style:style>
    <style:style style:name="Таблица7.C" style:family="table-column">
      <style:table-column-properties style:column-width="1.9792in" style:rel-column-width="2850*"/>
    </style:style>
    <style:style style:name="Таблица7.D" style:family="table-column">
      <style:table-column-properties style:column-width="2.4688in" style:rel-column-width="3555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D1" style:family="table-cell">
      <style:table-cell-properties fo:padding="0.0382in" fo:border="0.0007in solid #000000"/>
    </style:style>
    <style:style style:name="Таблица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7.C2" style:family="table-cell">
      <style:table-cell-properties fo:padding="0.0382in" fo:border-left="0.0007in solid #000000" fo:border-right="none" fo:border-top="none" fo:border-bottom="0.0007in solid #000000"/>
    </style:style>
    <style:style style:name="Таблица7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.D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7.A8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7.B8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7.D8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8" style:family="table">
      <style:table-properties style:width="6.6931in" table:align="margins"/>
    </style:style>
    <style:style style:name="Таблица8.A" style:family="table-column">
      <style:table-column-properties style:column-width="0.7063in" style:rel-column-width="1017*"/>
    </style:style>
    <style:style style:name="Таблица8.B" style:family="table-column">
      <style:table-column-properties style:column-width="1.5389in" style:rel-column-width="2216*"/>
    </style:style>
    <style:style style:name="Таблица8.C" style:family="table-column">
      <style:table-column-properties style:column-width="1.9792in" style:rel-column-width="2850*"/>
    </style:style>
    <style:style style:name="Таблица8.D" style:family="table-column">
      <style:table-column-properties style:column-width="2.4688in" style:rel-column-width="3555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D1" style:family="table-cell">
      <style:table-cell-properties fo:padding="0.0382in" fo:border="0.0007in solid #000000"/>
    </style:style>
    <style:style style:name="Таблица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8.C2" style:family="table-cell">
      <style:table-cell-properties fo:padding="0.0382in" fo:border-left="0.0007in solid #000000" fo:border-right="none" fo:border-top="none" fo:border-bottom="0.0007in solid #000000"/>
    </style:style>
    <style:style style:name="Таблица8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8.D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.A8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8.B8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8.D8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9" style:family="table">
      <style:table-properties style:width="6.6931in" table:align="margins"/>
    </style:style>
    <style:style style:name="Таблица9.A" style:family="table-column">
      <style:table-column-properties style:column-width="0.7063in" style:rel-column-width="1017*"/>
    </style:style>
    <style:style style:name="Таблица9.B" style:family="table-column">
      <style:table-column-properties style:column-width="1.5389in" style:rel-column-width="2216*"/>
    </style:style>
    <style:style style:name="Таблица9.C" style:family="table-column">
      <style:table-column-properties style:column-width="1.9792in" style:rel-column-width="2850*"/>
    </style:style>
    <style:style style:name="Таблица9.D" style:family="table-column">
      <style:table-column-properties style:column-width="2.4688in" style:rel-column-width="3555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D1" style:family="table-cell">
      <style:table-cell-properties fo:padding="0.0382in" fo:border="0.0007in solid #000000"/>
    </style:style>
    <style:style style:name="Таблица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9.C2" style:family="table-cell">
      <style:table-cell-properties fo:padding="0.0382in" fo:border-left="0.0007in solid #000000" fo:border-right="none" fo:border-top="none" fo:border-bottom="0.0007in solid #000000"/>
    </style:style>
    <style:style style:name="Таблица9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.D4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9.A8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B8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9.D8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0" style:family="table">
      <style:table-properties style:width="6.6931in" table:align="margins"/>
    </style:style>
    <style:style style:name="Таблица10.A" style:family="table-column">
      <style:table-column-properties style:column-width="0.7174in" style:rel-column-width="1033*"/>
    </style:style>
    <style:style style:name="Таблица10.B" style:family="table-column">
      <style:table-column-properties style:column-width="1.5396in" style:rel-column-width="2217*"/>
    </style:style>
    <style:style style:name="Таблица10.C" style:family="table-column">
      <style:table-column-properties style:column-width="2.0021in" style:rel-column-width="2883*"/>
    </style:style>
    <style:style style:name="Таблица10.D" style:family="table-column">
      <style:table-column-properties style:column-width="2.434in" style:rel-column-width="3505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D1" style:family="table-cell">
      <style:table-cell-properties fo:padding="0.0382in" fo:border="0.0007in solid #000000"/>
    </style:style>
    <style:style style:name="Таблица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0.C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.D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0.A9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0.B9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0.D9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Таблица11" style:family="table">
      <style:table-properties style:width="6.6931in" table:align="margins"/>
    </style:style>
    <style:style style:name="Таблица11.A" style:family="table-column">
      <style:table-column-properties style:column-width="0.7174in" style:rel-column-width="1033*"/>
    </style:style>
    <style:style style:name="Таблица11.B" style:family="table-column">
      <style:table-column-properties style:column-width="1.5396in" style:rel-column-width="2217*"/>
    </style:style>
    <style:style style:name="Таблица11.C" style:family="table-column">
      <style:table-column-properties style:column-width="2.0021in" style:rel-column-width="2883*"/>
    </style:style>
    <style:style style:name="Таблица11.D" style:family="table-column">
      <style:table-column-properties style:column-width="2.434in" style:rel-column-width="3505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D1" style:family="table-cell">
      <style:table-cell-properties fo:padding="0.0382in" fo:border="0.0007in solid #000000"/>
    </style:style>
    <style:style style:name="Таблица1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1.C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.D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1.A4" style:family="table-cell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1.B4" style:family="table-cell" style:data-style-name="N0">
      <style:table-cell-properties fo:background-color="#eeeeee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1.D4" style:family="table-cell">
      <style:table-cell-properties fo:background-color="#eeeeee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20pt" fo:language="ru" fo:country="RU" fo:font-weight="normal" fo:background-color="transparent" style:font-name-asian="Times New Roman1" style:font-name-complex="Times New Roman1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2pt" fo:font-weight="normal" fo:background-color="transparent" style:font-name-asian="Times New Roman1" style:font-name-complex="Times New Roman1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Comic Sans MS" fo:font-size="36pt" fo:language="en" fo:country="US" fo:font-weight="normal" fo:background-color="transparent" style:font-name-asian="Comic Sans MS" style:font-size-asian="36pt" style:font-name-complex="Comic Sans MS" style:font-size-complex="36pt"/>
    </style:style>
    <style:style style:name="P15" style:family="paragraph" style:parent-style-name="Standard">
      <style:paragraph-properties fo:line-height="100%" fo:text-align="start" style:justify-single-word="false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margin-left="1.3457in" fo:margin-right="0in" fo:margin-top="0.1665in" fo:margin-bottom="0.0417in" fo:line-height="100%" fo:text-align="center" style:justify-single-word="false" fo:text-indent="-1.3457in" style:auto-text-indent="false"/>
      <style:text-properties style:use-window-font-color="true" style:font-name="Calibri" fo:font-size="11pt" fo:font-weight="normal" fo:background-color="transparent" style:font-name-asian="Calibri" style:font-name-complex="Calibri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" style:family="paragraph" style:parent-style-name="Table_20_Contents">
      <style:text-properties fo:language="en" fo:country="US"/>
    </style:style>
    <style:style style:name="P22" style:family="paragraph" style:parent-style-name="Table_20_Contents">
      <style:text-properties fo:language="en" fo:country="US" fo:background-color="#eeeeee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background-color="#eeeeee"/>
    </style:style>
    <style:style style:name="P25" style:family="paragraph" style:parent-style-name="Table_20_Contents">
      <style:text-properties style:font-name="Times New Roman1" fo:font-size="12pt" style:font-name-asian="Times New Roman1" style:font-name-complex="Times New Roman1"/>
    </style:style>
    <style:style style:name="P26" style:family="paragraph" style:parent-style-name="Standard" style:list-style-name="L1"/>
    <style:style style:name="P27" style:family="paragraph" style:parent-style-name="Standard">
      <style:text-properties fo:language="ru" fo:country="RU"/>
    </style:style>
    <style:style style:name="P28" style:family="paragraph" style:parent-style-name="Standard" style:list-style-name="L1">
      <style:text-properties fo:language="ru" fo:country="RU"/>
    </style:style>
    <style:style style:name="P29" style:family="paragraph" style:parent-style-name="Standard" style:list-style-name="L2">
      <style:text-properties fo:language="ru" fo:country="RU" style:text-underline-style="none" fo:font-weight="normal" style:font-weight-asian="normal" style:font-weight-complex="normal"/>
    </style:style>
    <style:style style:name="P30" style:family="paragraph" style:parent-style-name="Standard" style:list-style-name="L2">
      <style:text-properties fo:language="ru" fo:country="RU"/>
    </style:style>
    <style:style style:name="P31" style:family="paragraph" style:parent-style-name="Standard">
      <style:text-properties fo:language="ru" fo:country="RU" fo:font-style="italic" style:font-style-asian="italic" style:font-style-complex="italic"/>
    </style:style>
    <style:style style:name="P32" style:family="paragraph" style:parent-style-name="Standard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 style:list-style-name="L2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Standard" style:list-style-name="L2"/>
    <style:style style:name="P35" style:family="paragraph" style:parent-style-name="Standard" style:list-style-name="L2">
      <style:text-properties style:text-underline-style="none" fo:font-weight="normal" style:font-weight-asian="normal" style:font-weight-complex="normal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fo:language="ru" fo:country="RU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Text_20_body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41" style:family="paragraph" style:parent-style-name="Text_20_body" style:list-style-name="L3">
      <style:text-properties style:use-window-font-color="true" style:font-name="Times New Roman1" fo:font-size="12pt" fo:language="ru" fo:country="RU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P42" style:family="paragraph" style:parent-style-name="Text_20_body">
      <style:text-properties fo:language="ru" fo:country="RU"/>
    </style:style>
    <style:style style:name="P43" style:family="paragraph" style:parent-style-name="Text_20_body" style:list-style-name="L3">
      <style:text-properties fo:language="ru" fo:country="RU"/>
    </style:style>
    <style:style style:name="P44" style:family="paragraph" style:parent-style-name="Text_20_body">
      <style:text-properties fo:language="en" fo:country="US"/>
    </style:style>
    <style:style style:name="P45" style:family="paragraph" style:parent-style-name="Text_20_body">
      <style:text-properties fo:font-weight="bold" style:font-weight-asian="bold" style:font-weight-complex="bold"/>
    </style:style>
    <style:style style:name="P4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none" fo:font-weight="normal" style:font-weight-asian="normal" style:font-weight-complex="normal"/>
    </style:style>
    <style:style style:name="T4" style:family="text">
      <style:text-properties fo:language="en" fo:country="US" style:text-underline-style="none" fo:font-weight="bold" style:font-weight-asian="bold" style:font-weight-complex="bold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style:text-underline-style="none" fo:font-weight="normal" style:font-weight-asian="normal" style:font-weight-complex="normal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style:use-window-font-color="true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T10" style:family="text">
      <style:text-properties style:use-window-font-color="true" style:font-name="Times New Roman1" fo:font-size="12pt" fo:language="en" fo:country="US" fo:font-weight="normal" fo:background-color="transparent" style:font-name-asian="Times New Roman1" style:font-name-complex="Times New Roman1"/>
    </style:style>
    <style:style style:name="T11" style:family="text">
      <style:text-properties style:use-window-font-color="true" style:font-name="Times New Roman1" fo:font-size="12pt" fo:language="en" fo:country="US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2" style:family="text">
      <style:text-properties style:use-window-font-color="true" style:font-name="Times New Roman1" fo:font-size="12pt" style:text-underline-style="none" fo:font-weight="normal" fo:background-color="transparent" style:font-name-asian="Times New Roman1" style:font-weight-asian="bold" style:font-name-complex="Times New Roman1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/>
      <text:p text:style-name="P14">VIMON(GW only)</text:p>
      <text:p text:style-name="P9"/>
      <text:p text:style-name="P8"/>
      <text:p text:style-name="P8"/>
      <text:p text:style-name="P8"/>
      <text:p text:style-name="P10">Описание работы <text:span text:style-name="T1">VIMON(GW)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11">Внутренняя документац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6">Автор последней коррекции:<text:tab/></text:span><text:span text:style-name="T6"><text:creator>Oleg Starokaznikov</text:creator></text:span></text:p>
      <text:p text:style-name="P12">Дата последней коррекции:<text:tab/><text:tab/><text:modification-time style:data-style-name="N40">17:12</text:modification-time> <text:tab/><text:modification-date style:data-style-name="N36">13.07.2023</text:modification-date></text:p>
      <text:p text:style-name="P15"><text:span text:style-name="T9">Актуальная версия: </text:span><text:a xlink:type="simple" xlink:href="file://backup/hardware/Debug/corundgw/corundgw.pdf" text:style-name="Internet_20_link" text:visited-style-name="Visited_20_Internet_20_Link"><text:span text:style-name="T10">\\backup\hardware\Debug\corundgw\corundgw.pdf</text:span></text:a></text:p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38">Изменения и соответствие версий.<text:tab/>3</text:p>
          <text:p text:style-name="P38">Общее ТЗ на видоискатель<text:tab/>4</text:p>
          <text:p text:style-name="P19">Внешние интерфейсы и органы управления<text:tab/>4</text:p>
          <text:p text:style-name="P20">Тачпад<text:tab/>4</text:p>
          <text:p text:style-name="P20">LCD<text:tab/>4</text:p>
          <text:p text:style-name="P20">ETH<text:tab/>4</text:p>
          <text:p text:style-name="P20">3.5мм разъем для подключения гарнитуры<text:tab/>4</text:p>
          <text:p text:style-name="P19">GW2AR<text:tab/>4</text:p>
          <text:p text:style-name="P19">Старт, начальная загрузка и обновление прошивок<text:tab/>5</text:p>
          <text:p text:style-name="P19">условия эксплуатации<text:tab/>5</text:p>
          <text:p text:style-name="P19">сертификация<text:tab/>5</text:p>
          <text:p text:style-name="P38">Функции переключателя #4<text:tab/>6</text:p>
          <text:p text:style-name="P38">Протокол ProteiEth_FHD<text:tab/>6</text:p>
          <text:p text:style-name="P19">Формат eth пакета видео потока.<text:tab/>6</text:p>
          <text:p text:style-name="P38">Структура приемного буфера из Eth<text:tab/>7</text:p>
          <text:p text:style-name="P19">Внутренняя память 4096x32b<text:tab/>7</text:p>
          <text:p text:style-name="P19">Buff_status<text:tab/>7</text:p>
          <text:p text:style-name="P38">Структура передающего буфера в LCD<text:tab/>8</text:p>
          <text:p text:style-name="P19">Внутренняя память Y0 1024x32b<text:tab/>8</text:p>
          <text:p text:style-name="P19">Внутренняя память Y1 1024x32b<text:tab/>8</text:p>
          <text:p text:style-name="P19">Внутренняя память Cr/Cb 1024x32b<text:tab/>8</text:p>
          <text:p text:style-name="P19">Buff_req<text:tab/>8</text:p>
          <text:p text:style-name="P19">Buff_conf<text:tab/>9</text:p>
          <text:p text:style-name="P38">Структура внутренней DDR памяти GW2AR<text:tab/>9</text:p>
          <text:p text:style-name="P19">Алгоритм выбора активного DDRbuffer<text:tab/>10</text:p>
          <text:p text:style-name="P19">Алгоритм записи видеофрейма в DDRbufferWrite<text:tab/>10</text:p>
          <text:p text:style-name="P19">Алгоритм чтения видео фрейма из DDRbufferRead<text:tab/>10</text:p>
          <text:p text:style-name="P38">Видео преобразования<text:tab/>11</text:p>
          <text:p text:style-name="P19">YCC420 =&gt;YCC444<text:tab/>11</text:p>
          <text:p text:style-name="P19">Scaling 1:2<text:tab/>11</text:p>
          <text:p text:style-name="P19">YCC444=&gt;RGB444<text:tab/>11</text:p>
          <text:p text:style-name="P38">Grafics controller<text:tab/>11</text:p>
          <text:p text:style-name="P19">Отображение графической информации на экране видоискателя<text:tab/>11</text:p>
          <text:p text:style-name="P19">Ошибки от видоискателя в реальном времени<text:tab/>12</text:p>
        </text:index-body>
      </text:table-of-content>
      <text:p text:style-name="Text_20_body"/>
      <text:h text:style-name="P37" text:outline-level="1">Изменения и соответствие версий.</text:h>
      <text:p text:style-name="P2"><text:span text:style-name="T6">0x09010</text:span><text:span text:style-name="T1">000</text:span><text:span text:style-name="T6">-начальная версия </text:span><text:span text:style-name="T1">FW GW</text:span></text:p>
      <text:p text:style-name="P2"><text:span text:style-name="T6">0x090101</text:span><text:span text:style-name="T1">0</text:span><text:span text:style-name="T6">7-начальная версия </text:span><text:span text:style-name="T1">FW GW</text:span></text:p>
      <text:p text:style-name="Text_20_body"><text:span text:style-name="T8">исправлена ошибка в работе с преобразованием </text:span><text:span text:style-name="T2">YCC420-YCC444</text:span></text:p>
      <text:h text:style-name="P36" text:outline-level="1">Общее ТЗ на видоискатель</text:h>
      <text:p text:style-name="Text_20_body">матрица 8", TM080TDHG01<text:line-break/>наружу два герметичных порта ETH<text:line-break/>ETH порты должны быть опечатаны<text:line-break/>на LCD дисплее будут черные поля со всех 3-х сторон, .<text:line-break/>справа и слева по 32 пикселя-они должны быть скрыты корпусом),<text:line-break/>снизу 228 пикселей - поле для отображения тенической информации в текстовом виде.<text:line-break/>Условия использования: полевые условия. <text:span text:style-name="Strong_20_Emphasis">Нужны герметичные внешние разъемы и герметичный корпус!</text:span><text:line-break/>температура о.среды рабочая: -20°C +50°C<text:line-break/>температура о.среды хранения: -40°C +70°C<text:line-break/>требования СИ - мобильные системы </text:p>
      <text:h text:style-name="Heading_20_2" text:outline-level="2">Внешние интерфейсы и органы управления</text:h>
      <text:h text:style-name="Heading_20_3" text:outline-level="3">Тачпад</text:h>
      <text:p text:style-name="P6"><text:span text:style-name="T5">Что требуется для стартовой версии:</text:span></text:p>
      <text:p text:style-name="P42">Отсутствует в текущей модификации<text:span text:style-name="T1"> (тачпад c I2C)</text:span></text:p>
      <text:p text:style-name="P32"><text:span text:style-name="T1">Что планируетсч сделать в будущем:</text:span></text:p>
      <text:list xml:id="list2207923249354360843" text:style-name="L2">
        <text:list-item>
          <text:p text:style-name="P33"><text:span text:style-name="T3">поддержка тачскрина и передача команд VISCA в камеру</text:span></text:p>
        </text:list-item>
      </text:list>
      <text:h text:style-name="Heading_20_3" text:outline-level="3">LCD</text:h>
      <text:p text:style-name="Standard">к GW по lvds подключен LCD TM080TDHG01 параметры: 1024x768 RGB(888) 60fps</text:p>
      <text:h text:style-name="Heading_20_3" text:outline-level="3">ETH</text:h>
      <text:p text:style-name="P6"><text:span text:style-name="T1">GBE</text:span>1<text:span text:style-name="T1">, </text:span>по <text:span text:style-name="T1">RGMII </text:span>подключен к <text:span text:style-name="T1">GW</text:span></text:p>
      <text:p text:style-name="P6"><text:span text:style-name="T1">GBE</text:span>2<text:span text:style-name="T1">, </text:span>по <text:span text:style-name="T1">RGMII </text:span>подключен к <text:span text:style-name="T1">GW</text:span></text:p>
      <text:p text:style-name="P6">питание <text:s/>модуля осуществляется через <text:span text:style-name="T1">POE GBE</text:span>1<text:span text:style-name="T1"> </text:span>(20Вт+40Вт)</text:p>
      <text:p text:style-name="P6">в интерфейс GBE2 осуществляется выдача POE 40Вт</text:p>
      <text:p text:style-name="P4"/>
      <text:h text:style-name="Heading_20_3" text:outline-level="3">3.5мм разъем для подключения гарнитуры</text:h>
      <text:p text:style-name="P6"><text:span text:style-name="T5">Что требуется для стартовой версии:</text:span></text:p>
      <text:p text:style-name="P6">Отсутствует в текущей модификации</text:p>
      <text:p text:style-name="P6"/>
      <text:p text:style-name="P32">Что планируетсч сделать в будущем:</text:p>
      <text:list xml:id="list37382534" text:continue-numbering="true" text:style-name="L2">
        <text:list-item>
          <text:p text:style-name="P29">Планируется <text:s/>передавать звук <text:span text:style-name="T1">c </text:span>гарнитуры в <text:span text:style-name="T1">GBE1 </text:span>и принимать звук из <text:span text:style-name="T1">GBE2</text:span></text:p>
        </text:list-item>
      </text:list>
      <text:h text:style-name="Heading_20_2" text:outline-level="2">GW<text:span text:style-name="T1">2AR</text:span></text:h>
      <text:p text:style-name="Standard">К GW по rgmii подключен <text:span text:style-name="T6">1</text:span><text:span text:style-name="T1">GBE </text:span><text:span text:style-name="T6">и 2</text:span><text:span text:style-name="T1">GBE</text:span></text:p>
      <text:p text:style-name="Standard"><text:span text:style-name="T6">все пакеты с <text:s/>1</text:span><text:span text:style-name="T1">GBE </text:span><text:span text:style-name="T6">должны передаваться на 2</text:span><text:span text:style-name="T1">GBE</text:span></text:p>
      <text:p text:style-name="P6">все пакеты с <text:s/>2<text:span text:style-name="T1">GBE </text:span>должны передаваться на 1<text:span text:style-name="T1">GBE</text:span></text:p>
      <text:p text:style-name="Standard">На GW по <text:span text:style-name="T6">2</text:span><text:span text:style-name="T1">GBE</text:span> приходит видео поток <text:span text:style-name="T3">YCC420</text:span> <text:span text:style-name="T1">1920x1080</text:span> в формате <text:span text:style-name="T1">ProteiEth_FHD. </text:span><text:span text:style-name="T6">Этот видео поток должен детектироваться и отображаться на видоискателе.</text:span></text:p>
      <text:p text:style-name="Standard"><text:span text:style-name="T6">Картинка на видоискателе масштабируется 1:2 до размера 960х540 и размещается сверу по центру. </text:span></text:p>
      <text:p text:style-name="Standard"><text:span text:style-name="T6">Нижняя часть экрана(1024х228) отводится для вывода технической информации о камере в </text:span><text:soft-page-break/><text:span text:style-name="T6">текстовом формате.</text:span></text:p>
      <text:p text:style-name="P31"><text:span text:style-name="T1"/></text:p>
      <text:p text:style-name="Standard">Допуски для софтового<text:span text:style-name="T1">(?)</text:span> fps 0,2-41fps</text:p>
      <text:p text:style-name="Standard">Так как стабильность 30fps входного видео потока низкая, плавное видео на LCD будет отображаться рывками, но тиринга быть не должно.</text:p>
      <text:p text:style-name="Standard">Используем 2 видео буфера. Попробую экспериментировать с защитой от тиринга. Неравномерность в движущихся объектах на экране будет присутствовать!</text:p>
      <text:p text:style-name="Standard"/>
      <text:p text:style-name="P5">Что требуется для стартовой версии:</text:p>
      <text:list xml:id="list3836635202710403608" text:style-name="L1">
        <text:list-item>
          <text:p text:style-name="P28"><text:span text:style-name="T13">В буфере храним </text:span><text:span text:style-name="T3">YCC420, </text:span><text:span text:style-name="T13">преобразование цветового пространства делаются налету.</text:span></text:p>
        </text:list-item>
        <text:list-item>
          <text:p text:style-name="P26"><text:span text:style-name="T6">П</text:span>ри старте на LCD передается зеленый экран</text:p>
        </text:list-item>
        <text:list-item>
          <text:p text:style-name="P26"><text:span text:style-name="T6">П</text:span>ри отсутствии входного видео потока на LCD передается <text:span text:style-name="T6">последний принятый кадр</text:span></text:p>
        </text:list-item>
        <text:list-item>
          <text:p text:style-name="P26"><text:span text:style-name="T6">Отсутствует совместимость с протоколом </text:span><text:span text:style-name="T1">ProteiEth_HD</text:span></text:p>
        </text:list-item>
      </text:list>
      <text:p text:style-name="Standard"/>
      <text:p text:style-name="P16">Что <text:span text:style-name="T6">п</text:span>ланируетсч сделать в будущем:</text:p>
      <text:list xml:id="list37367038" text:continue-list="list37382534" text:style-name="L2">
        <text:list-item>
          <text:p text:style-name="P35">Планируется <text:s/>передавать звук <text:span text:style-name="T1">c </text:span><text:span text:style-name="T6">гарнитуры в </text:span><text:span text:style-name="T1">GBE1 </text:span><text:span text:style-name="T6">и принимать звук из </text:span><text:span text:style-name="T1">GBE2</text:span></text:p>
        </text:list-item>
        <text:list-item>
          <text:p text:style-name="P34"><text:span text:style-name="T7">Полная совместимость с протоколом </text:span><text:span text:style-name="T3">ProteiEth_HD</text:span><text:span text:style-name="T7">, </text:span></text:p>
        </text:list-item>
        <text:list-item>
          <text:p text:style-name="P30"><text:span text:style-name="T13">поддержка тачскрина и передача команд </text:span><text:span text:style-name="T3">VISCA </text:span><text:span text:style-name="T13">в камеру</text:span></text:p>
        </text:list-item>
      </text:list>
      <text:h text:style-name="Heading_20_2" text:outline-level="2">Старт, начальная загрузка и обновление прошивок</text:h>
      <text:p text:style-name="P16">Что требуется для стартовой версии:</text:p>
      <text:p text:style-name="Standard"><text:span text:style-name="T1">GW </text:span><text:span text:style-name="T6">загружается автономно по </text:span><text:span text:style-name="T1">MSPI. </text:span>Обновление и начальная загрузка всех прошивок только через отладочный интерфейс к которому можно добраться сняв пломбы, но не разбирая корпус изделия.</text:p>
      <text:p text:style-name="Standard"/>
      <text:p text:style-name="P16">Что <text:span text:style-name="T6">п</text:span>ланируется сделать в будущем:</text:p>
      <text:p text:style-name="P6">ничего</text:p>
      <text:h text:style-name="Heading_20_2" text:outline-level="2">условия эксплуатации</text:h>
      <text:p text:style-name="Text_20_body">Условия использования: полевые условия. <text:span text:style-name="Strong_20_Emphasis">Нужны герметичные внешние разъемы и герметичный корпус!</text:span><text:line-break/>температура о.среды рабочая: -20°C +50°C<text:line-break/>температура о.среды хранения: -40°C +70°C<text:line-break/>требования СИ - мобильные системы </text:p>
      <text:p text:style-name="Standard"/>
      <text:h text:style-name="Heading_20_2" text:outline-level="2">сертификация</text:h>
      <text:p text:style-name="Standard">какие требования <text:span text:style-name="T6">к</text:span> коду<text:span text:style-name="T1">:</text:span></text:p>
      <text:p text:style-name="Standard">Для GW - никаких - то есть можно использовать криптованные китайские функции</text:p>
      <text:p text:style-name="Standard"/>
      <text:h text:style-name="P36" text:outline-level="1"><text:span text:style-name="T6">Функции переключателя </text:span><text:span text:style-name="T1">#4</text:span></text:h>
      <text:p text:style-name="P1"><text:s/>При переводе тумблера из положение выкл в положение вкл включается "отладка" </text:p>
      <text:p text:style-name="P1">При переводе тумблера из положение вкл в положение выкл выключается "отладка" Статическое состояние тумблера не оказывает никакого воздействия на отладку </text:p>
      <text:p text:style-name="Text_20_body"><text:span text:style-name="T1">Под отладкой понимается отображение на экране графической информации об ошибках(</text:span><text:span text:style-name="T6">см. </text:span><text:a xlink:type="simple" xlink:href="#8.7.Grafics controller|outline" text:style-name="Internet_20_link" text:visited-style-name="Visited_20_Internet_20_Link">Grafics controller</text:a><text:span text:style-name="T1">) и включенный генератор тестового видео сигнала </text:span></text:p>
      <text:p text:style-name="P1">В начальном состоянии генератор тестового видео сигнала <text:span text:style-name="T6">выключен</text:span>, графическ<text:span text:style-name="T6">ая</text:span> информаци<text:span text:style-name="T6">я</text:span> об ошибках выключена</text:p>
      <text:p text:style-name="P1"/>
      <text:h text:style-name="Heading_20_1" text:outline-level="1">Протокол <text:span text:style-name="T1">ProteiEth_FHD</text:span></text:h>
      <text:p text:style-name="P42">Передача видео потока в формате <text:span text:style-name="T1">FHD 1920x1080 8b YCC420 30fps. </text:span></text:p>
      <text:p text:style-name="P42">Передаются <text:span text:style-name="T1">eth </text:span>пакеты длиной<text:span text:style-name="T1"> 5788</text:span> байт. </text:p>
      <text:p text:style-name="P42">Каждый пакет содержит 2 строчки видео кадра.</text:p>
      <text:p text:style-name="P42">Соответственно один кадр передается с помощью 540 пакетов.</text:p>
      <text:p text:style-name="P42">Видеопоток имеет занимает в интерфейсе 1<text:span text:style-name="T1">GBE</text:span> (5788+16)*8*540*30=752,2<text:span text:style-name="T1">Mbps</text:span></text:p>
      <text:h text:style-name="Heading_20_2" text:outline-level="2">Формат <text:span text:style-name="T1">eth </text:span>пакета <text:span text:style-name="T6">видео потока</text:span>.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Table_20_Contents">п.номер</text:p>
          </table:table-cell>
          <table:table-cell table:style-name="Таблица1.A1" office:value-type="string">
            <text:p text:style-name="P23">Длина в байтах</text:p>
          </table:table-cell>
          <table:table-cell table:style-name="Таблица1.A1" office:value-type="string">
            <text:p text:style-name="Table_20_Contents">Название поля</text:p>
          </table:table-cell>
          <table:table-cell table:style-name="Таблица1.D1" office:value-type="string">
            <text:p text:style-name="Table_20_Contents">Комментарии</text:p>
          </table:table-cell>
        </table:table-row>
        <table:table-row>
          <table:table-cell table:style-name="Таблица1.A2" office:value-type="float" office:value="1">
            <text:p text:style-name="P21">1</text:p>
          </table:table-cell>
          <table:table-cell table:style-name="Таблица1.A2" office:value-type="float" office:value="6">
            <text:p text:style-name="P21">6</text:p>
          </table:table-cell>
          <table:table-cell table:style-name="Таблица1.C2" office:value-type="string">
            <text:p text:style-name="P21">MACD</text:p>
          </table:table-cell>
          <table:table-cell table:style-name="Таблица1.D2" office:value-type="string">
            <text:p text:style-name="P21">0xFFFFFFFFFFFF</text:p>
          </table:table-cell>
        </table:table-row>
        <table:table-row>
          <table:table-cell table:style-name="Таблица1.A2" office:value-type="float" office:value="2">
            <text:p text:style-name="P21">2</text:p>
          </table:table-cell>
          <table:table-cell table:style-name="Таблица1.A2" office:value-type="float" office:value="6">
            <text:p text:style-name="P21">6</text:p>
          </table:table-cell>
          <table:table-cell table:style-name="Таблица1.C2" office:value-type="string">
            <text:p text:style-name="P21">MACS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3">
            <text:p text:style-name="P21">3</text:p>
          </table:table-cell>
          <table:table-cell table:style-name="Таблица1.A2" office:value-type="float" office:value="10">
            <text:p text:style-name="P21">10</text:p>
          </table:table-cell>
          <table:table-cell table:style-name="Таблица1.C2" office:value-type="string">
            <text:p text:style-name="P21">null</text:p>
          </table:table-cell>
          <table:table-cell table:style-name="Таблица1.D2" office:value-type="string">
            <text:p text:style-name="P21">0x00000000000000000000</text:p>
          </table:table-cell>
        </table:table-row>
        <table:table-row>
          <table:table-cell table:style-name="Таблица1.A2" office:value-type="float" office:value="4">
            <text:p text:style-name="P21">4</text:p>
          </table:table-cell>
          <table:table-cell table:style-name="Таблица1.A2" office:value-type="float" office:value="2">
            <text:p text:style-name="P21">2</text:p>
          </table:table-cell>
          <table:table-cell table:style-name="Таблица1.C2" office:value-type="string">
            <text:p text:style-name="P21">Frame numbe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5">
            <text:p text:style-name="P21">5</text:p>
          </table:table-cell>
          <table:table-cell table:style-name="Таблица1.A2" office:value-type="float" office:value="2">
            <text:p text:style-name="P21">2</text:p>
          </table:table-cell>
          <table:table-cell table:style-name="Таблица1.C2" office:value-type="string">
            <text:p text:style-name="P21">null</text:p>
          </table:table-cell>
          <table:table-cell table:style-name="Таблица1.D2" office:value-type="string">
            <text:p text:style-name="P21">0x0000</text:p>
          </table:table-cell>
        </table:table-row>
        <table:table-row>
          <table:table-cell table:style-name="Таблица1.A2" office:value-type="float" office:value="6">
            <text:p text:style-name="P21">6</text:p>
          </table:table-cell>
          <table:table-cell table:style-name="Таблица1.A2" office:value-type="float" office:value="2">
            <text:p text:style-name="P21">2</text:p>
          </table:table-cell>
          <table:table-cell table:style-name="Таблица1.C2" office:value-type="string">
            <text:p text:style-name="P21">Line numbe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7">
            <text:p text:style-name="P21">7</text:p>
          </table:table-cell>
          <table:table-cell table:style-name="Таблица1.A2" office:value-type="float" office:value="1920">
            <text:p text:style-name="P21">1920</text:p>
          </table:table-cell>
          <table:table-cell table:style-name="Таблица1.C2" office:value-type="string">
            <text:p text:style-name="P21">Y0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8">
            <text:p text:style-name="P21">8</text:p>
          </table:table-cell>
          <table:table-cell table:style-name="Таблица1.A2" office:value-type="float" office:value="1920">
            <text:p text:style-name="P21">1920</text:p>
          </table:table-cell>
          <table:table-cell table:style-name="Таблица1.C2" office:value-type="string">
            <text:p text:style-name="P21">Y1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float" office:value="9">
            <text:p text:style-name="P21">9</text:p>
          </table:table-cell>
          <table:table-cell table:style-name="Таблица1.A2" office:value-type="float" office:value="1920">
            <text:p text:style-name="P21">1920</text:p>
          </table:table-cell>
          <table:table-cell table:style-name="Таблица1.C2" office:value-type="string">
            <text:p text:style-name="P21">Cb/Cr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C2" office:value-type="string">
            <text:p text:style-name="P22">Sum</text:p>
          </table:table-cell>
          <table:table-cell table:style-name="Таблица1.A2" table:formula="ooow:sum &lt;B2:B10&gt;" office:value-type="float" office:value="5788">
            <text:p text:style-name="P22">5788</text:p>
          </table:table-cell>
          <table:table-cell table:style-name="Таблица1.C2" office:value-type="string">
            <text:p text:style-name="P22"/>
          </table:table-cell>
          <table:table-cell table:style-name="Таблица1.D2" office:value-type="string">
            <text:p text:style-name="P24"/>
          </table:table-cell>
        </table:table-row>
      </table:table>
      <text:p text:style-name="P42"><text:span text:style-name="T1"/></text:p>
      <text:h text:style-name="Heading_20_1" text:outline-level="1"/>
      <text:h text:style-name="P36" text:outline-level="1">Структура приемного <text:span text:style-name="T6">буфера из </text:span><text:span text:style-name="T1">Eth</text:span></text:h>
      <text:h text:style-name="Heading_20_2" text:outline-level="2">Внутренняя память 4096<text:span text:style-name="T1">x32b</text:span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23">номер</text:p>
          </table:table-cell>
          <table:table-cell table:style-name="Таблица5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5.A1" office:value-type="string">
            <text:p text:style-name="Table_20_Contents">Название поля</text:p>
          </table:table-cell>
          <table:table-cell table:style-name="Таблица5.D1" office:value-type="string">
            <text:p text:style-name="Table_20_Contents">Комментарии</text:p>
          </table:table-cell>
        </table:table-row>
        <table:table-row>
          <table:table-cell table:style-name="Таблица5.A2" office:value-type="float" office:value="1">
            <text:p text:style-name="Table_20_Contents">1</text:p>
          </table:table-cell>
          <table:table-cell table:style-name="Таблица5.A2" office:value-type="float" office:value="1">
            <text:p text:style-name="Table_20_Contents">1</text:p>
          </table:table-cell>
          <table:table-cell table:style-name="Таблица5.C2" office:value-type="string">
            <text:p text:style-name="Table_20_Contents">Buff_status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2">
            <text:p text:style-name="Table_20_Contents">2</text:p>
          </table:table-cell>
          <table:table-cell table:style-name="Таблица5.A2" office:value-type="float" office:value="480">
            <text:p text:style-name="P21">480</text:p>
          </table:table-cell>
          <table:table-cell table:style-name="Таблица5.C2" office:value-type="string">
            <text:p text:style-name="P21">Y0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3">
            <text:p text:style-name="Table_20_Contents">3</text:p>
          </table:table-cell>
          <table:table-cell table:style-name="Таблица5.A2" office:value-type="float" office:value="480">
            <text:p text:style-name="P21">480</text:p>
          </table:table-cell>
          <table:table-cell table:style-name="Таблица5.C2" office:value-type="string">
            <text:p text:style-name="P21">Y1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4">
            <text:p text:style-name="P21">4</text:p>
          </table:table-cell>
          <table:table-cell table:style-name="Таблица5.A2" office:value-type="float" office:value="480">
            <text:p text:style-name="P21">480</text:p>
          </table:table-cell>
          <table:table-cell table:style-name="Таблица5.C2" office:value-type="string">
            <text:p text:style-name="P21">Cb/Cr</text:p>
          </table:table-cell>
          <table:table-cell table:style-name="Таблица5.D2" office:value-type="string">
            <text:p text:style-name="P21"/>
          </table:table-cell>
        </table:table-row>
        <table:table-row>
          <table:table-cell table:style-name="Таблица5.A2">
            <text:p text:style-name="P21"/>
          </table:table-cell>
          <table:table-cell table:style-name="Таблица5.A2" office:value-type="float" office:value="607">
            <text:p text:style-name="P21">607</text:p>
          </table:table-cell>
          <table:table-cell table:style-name="Таблица5.C2" office:value-type="string">
            <text:p text:style-name="P21">null</text:p>
          </table:table-cell>
          <table:table-cell table:style-name="Таблица5.D6" office:value-type="float" office:value="0">
            <text:p text:style-name="P21">0</text:p>
          </table:table-cell>
        </table:table-row>
        <table:table-row>
          <table:table-cell table:style-name="Таблица5.A2" office:value-type="float" office:value="5">
            <text:p text:style-name="P21">5</text:p>
          </table:table-cell>
          <table:table-cell table:style-name="Таблица5.A2" office:value-type="float" office:value="1">
            <text:p text:style-name="P21">1</text:p>
          </table:table-cell>
          <table:table-cell table:style-name="Таблица5.C2" office:value-type="string">
            <text:p text:style-name="P21">null</text:p>
          </table:table-cell>
          <table:table-cell table:style-name="Таблица5.D6" office:value-type="float" office:value="0">
            <text:p text:style-name="P21">0</text:p>
          </table:table-cell>
        </table:table-row>
        <table:table-row>
          <table:table-cell table:style-name="Таблица5.A2" office:value-type="float" office:value="6">
            <text:p text:style-name="P21">6</text:p>
          </table:table-cell>
          <table:table-cell table:style-name="Таблица5.A2" office:value-type="float" office:value="480">
            <text:p text:style-name="P21">480</text:p>
          </table:table-cell>
          <table:table-cell table:style-name="Таблица5.C2" office:value-type="string">
            <text:p text:style-name="P21">Y0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7">
            <text:p text:style-name="P21">7</text:p>
          </table:table-cell>
          <table:table-cell table:style-name="Таблица5.A2" office:value-type="float" office:value="480">
            <text:p text:style-name="P21">480</text:p>
          </table:table-cell>
          <table:table-cell table:style-name="Таблица5.C2" office:value-type="string">
            <text:p text:style-name="P21">Y1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8">
            <text:p text:style-name="P21">8</text:p>
          </table:table-cell>
          <table:table-cell table:style-name="Таблица5.A2" office:value-type="float" office:value="480">
            <text:p text:style-name="P21">480</text:p>
          </table:table-cell>
          <table:table-cell table:style-name="Таблица5.C2" office:value-type="string">
            <text:p text:style-name="P21">Cb/Cr</text:p>
          </table:table-cell>
          <table:table-cell table:style-name="Таблица5.D2" office:value-type="string">
            <text:p text:style-name="Table_20_Contents"/>
          </table:table-cell>
        </table:table-row>
        <table:table-row>
          <table:table-cell table:style-name="Таблица5.A2" office:value-type="float" office:value="9">
            <text:p text:style-name="P21">9</text:p>
          </table:table-cell>
          <table:table-cell table:style-name="Таблица5.A2" office:value-type="float" office:value="607">
            <text:p text:style-name="P21">607</text:p>
          </table:table-cell>
          <table:table-cell table:style-name="Таблица5.C2" office:value-type="string">
            <text:p text:style-name="P21">null</text:p>
          </table:table-cell>
          <table:table-cell table:style-name="Таблица5.D6" office:value-type="float" office:value="0">
            <text:p text:style-name="P21">0</text:p>
          </table:table-cell>
        </table:table-row>
        <table:table-row>
          <table:table-cell table:style-name="Таблица5.A12" office:value-type="string">
            <text:p text:style-name="P21">sum</text:p>
          </table:table-cell>
          <table:table-cell table:style-name="Таблица5.B12" table:formula="ooow:sum &lt;B2:B11&gt;" office:value-type="float" office:value="4096">
            <text:p text:style-name="P21">4096</text:p>
          </table:table-cell>
          <table:table-cell table:style-name="Таблица5.A12" office:value-type="string">
            <text:p text:style-name="P21"/>
          </table:table-cell>
          <table:table-cell table:style-name="Таблица5.D12" office:value-type="string">
            <text:p text:style-name="Table_20_Contents"/>
          </table:table-cell>
        </table:table-row>
      </table:table>
      <text:p text:style-name="P23"><text:span text:style-name="T1"/></text:p>
      <text:h text:style-name="Heading_20_2" text:outline-level="2"><text:span text:style-name="T1">Buff_status</text:span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23">номер</text:p>
          </table:table-cell>
          <table:table-cell table:style-name="Таблица6.A1" office:value-type="string">
            <text:p text:style-name="Table_20_Contents">Размер в <text:span text:style-name="T1">bits</text:span></text:p>
          </table:table-cell>
          <table:table-cell table:style-name="Таблица6.A1" office:value-type="string">
            <text:p text:style-name="Table_20_Contents">Название поля</text:p>
          </table:table-cell>
          <table:table-cell table:style-name="Таблица6.D1" office:value-type="string">
            <text:p text:style-name="Table_20_Contents">Комментарии</text:p>
          </table:table-cell>
        </table:table-row>
        <table:table-row>
          <table:table-cell table:style-name="Таблица6.A2" office:value-type="float" office:value="1">
            <text:p text:style-name="P21">1</text:p>
          </table:table-cell>
          <table:table-cell table:style-name="Таблица6.A2" office:value-type="float" office:value="16">
            <text:p text:style-name="P21">16</text:p>
          </table:table-cell>
          <table:table-cell table:style-name="Таблица6.C2" office:value-type="string">
            <text:p text:style-name="Table_20_Contents">status_signature</text:p>
          </table:table-cell>
          <table:table-cell table:style-name="Таблица6.D2" office:value-type="string">
            <text:p text:style-name="P21">0x428f</text:p>
          </table:table-cell>
        </table:table-row>
        <table:table-row>
          <table:table-cell table:style-name="Таблица6.A2" office:value-type="float" office:value="2">
            <text:p text:style-name="P21">2</text:p>
          </table:table-cell>
          <table:table-cell table:style-name="Таблица6.A2" office:value-type="float" office:value="2">
            <text:p text:style-name="P21">2</text:p>
          </table:table-cell>
          <table:table-cell table:style-name="Таблица6.C2" office:value-type="string">
            <text:p text:style-name="P21">null</text:p>
          </table:table-cell>
          <table:table-cell table:style-name="Таблица6.D3" office:value-type="float" office:value="0">
            <text:p text:style-name="P21">0</text:p>
          </table:table-cell>
        </table:table-row>
        <table:table-row>
          <table:table-cell table:style-name="Таблица6.A2" office:value-type="float" office:value="3">
            <text:p text:style-name="P21">3</text:p>
          </table:table-cell>
          <table:table-cell table:style-name="Таблица6.A2" office:value-type="float" office:value="10">
            <text:p text:style-name="P21">10</text:p>
          </table:table-cell>
          <table:table-cell table:style-name="Таблица6.C2" office:value-type="string">
            <text:p text:style-name="P21">Line number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4">
            <text:p text:style-name="P21">4</text:p>
          </table:table-cell>
          <table:table-cell table:style-name="Таблица6.A2" office:value-type="float" office:value="1">
            <text:p text:style-name="P21">1</text:p>
          </table:table-cell>
          <table:table-cell table:style-name="Таблица6.C2" office:value-type="string">
            <text:p text:style-name="P21">error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5">
            <text:p text:style-name="P21">5</text:p>
          </table:table-cell>
          <table:table-cell table:style-name="Таблица6.A2" office:value-type="float" office:value="1">
            <text:p text:style-name="P21">1</text:p>
          </table:table-cell>
          <table:table-cell table:style-name="Таблица6.C2" office:value-type="string">
            <text:p text:style-name="Table_20_Contents">numBuff</text:p>
          </table:table-cell>
          <table:table-cell table:style-name="Таблица6.D2" office:value-type="string">
            <text:p text:style-name="P21">0=DDRbufferA ; 1=DDRbufferB</text:p>
          </table:table-cell>
        </table:table-row>
        <table:table-row>
          <table:table-cell table:style-name="Таблица6.A2" office:value-type="float" office:value="6">
            <text:p text:style-name="P21">6</text:p>
          </table:table-cell>
          <table:table-cell table:style-name="Таблица6.A2" office:value-type="float" office:value="1">
            <text:p text:style-name="P21">1</text:p>
          </table:table-cell>
          <table:table-cell table:style-name="Таблица6.C2" office:value-type="string">
            <text:p text:style-name="P21">sop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2" office:value-type="float" office:value="7">
            <text:p text:style-name="P21">7</text:p>
          </table:table-cell>
          <table:table-cell table:style-name="Таблица6.A2" office:value-type="float" office:value="1">
            <text:p text:style-name="P21">1</text:p>
          </table:table-cell>
          <table:table-cell table:style-name="Таблица6.C2" office:value-type="string">
            <text:p text:style-name="P21">eop</text:p>
          </table:table-cell>
          <table:table-cell table:style-name="Таблица6.D2" office:value-type="string">
            <text:p text:style-name="Table_20_Contents"/>
          </table:table-cell>
        </table:table-row>
        <table:table-row>
          <table:table-cell table:style-name="Таблица6.A9" office:value-type="string">
            <text:p text:style-name="P21">sum</text:p>
          </table:table-cell>
          <table:table-cell table:style-name="Таблица6.B9" table:formula="ooow:sum &lt;B2:B8&gt;" office:value-type="float" office:value="32">
            <text:p text:style-name="Table_20_Contents">32</text:p>
          </table:table-cell>
          <table:table-cell table:style-name="Таблица6.A9" office:value-type="string">
            <text:p text:style-name="Table_20_Contents"/>
          </table:table-cell>
          <table:table-cell table:style-name="Таблица6.D9" office:value-type="string">
            <text:p text:style-name="Table_20_Contents"/>
          </table:table-cell>
        </table:table-row>
      </table:table>
      <text:p text:style-name="P23"><text:span text:style-name="T1"/></text:p>
      <text:h text:style-name="Heading_20_1" text:outline-level="1"/>
      <text:h text:style-name="P36" text:outline-level="1">Структура <text:span text:style-name="T6">передающего</text:span> <text:span text:style-name="T6">буфера в </text:span><text:span text:style-name="T1">LCD</text:span></text:h>
      <text:p text:style-name="P42">Буфер состоит из 3-х независимы блоков внутренней памяти.</text:p>
      <text:h text:style-name="Heading_20_2" text:outline-level="2">Внутренняя память <text:span text:style-name="T1">Y0 1024x32b</text:span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office:value-type="string">
            <text:p text:style-name="P23">номер</text:p>
          </table:table-cell>
          <table:table-cell table:style-name="Таблица7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7.A1" office:value-type="string">
            <text:p text:style-name="Table_20_Contents">Название поля</text:p>
          </table:table-cell>
          <table:table-cell table:style-name="Таблица7.D1" office:value-type="string">
            <text:p text:style-name="Table_20_Contents">Комментарии</text:p>
          </table:table-cell>
        </table:table-row>
        <table:table-row>
          <table:table-cell table:style-name="Таблица7.A2" office:value-type="float" office:value="1">
            <text:p text:style-name="Table_20_Contents">1</text:p>
          </table:table-cell>
          <table:table-cell table:style-name="Таблица7.A2" office:value-type="float" office:value="1">
            <text:p text:style-name="Table_20_Contents">1</text:p>
          </table:table-cell>
          <table:table-cell table:style-name="Таблица7.C2" office:value-type="string">
            <text:p text:style-name="Table_20_Contents">Buff_<text:span text:style-name="T1">req</text:span>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 office:value-type="float" office:value="2">
            <text:p text:style-name="Table_20_Contents">2</text:p>
          </table:table-cell>
          <table:table-cell table:style-name="Таблица7.A2" office:value-type="float" office:value="480">
            <text:p text:style-name="P21">480</text:p>
          </table:table-cell>
          <table:table-cell table:style-name="Таблица7.C2" office:value-type="string">
            <text:p text:style-name="P21">Buffer A Y0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>
            <text:p text:style-name="P21"/>
          </table:table-cell>
          <table:table-cell table:style-name="Таблица7.A2" office:value-type="float" office:value="31">
            <text:p text:style-name="P21">31</text:p>
          </table:table-cell>
          <table:table-cell table:style-name="Таблица7.C2" office:value-type="string">
            <text:p text:style-name="P21">null</text:p>
          </table:table-cell>
          <table:table-cell table:style-name="Таблица7.D4" office:value-type="float" office:value="0">
            <text:p text:style-name="P21">0</text:p>
          </table:table-cell>
        </table:table-row>
        <table:table-row>
          <table:table-cell table:style-name="Таблица7.A2" office:value-type="float" office:value="5">
            <text:p text:style-name="P21">5</text:p>
          </table:table-cell>
          <table:table-cell table:style-name="Таблица7.A2" office:value-type="float" office:value="1">
            <text:p text:style-name="P21">1</text:p>
          </table:table-cell>
          <table:table-cell table:style-name="Таблица7.C2" office:value-type="string">
            <text:p text:style-name="P21">Buff_conf</text:p>
          </table:table-cell>
          <table:table-cell table:style-name="Таблица7.D4" office:value-type="float" office:value="0">
            <text:p text:style-name="P21">0</text:p>
          </table:table-cell>
        </table:table-row>
        <table:table-row>
          <table:table-cell table:style-name="Таблица7.A2" office:value-type="float" office:value="6">
            <text:p text:style-name="P21">6</text:p>
          </table:table-cell>
          <table:table-cell table:style-name="Таблица7.A2" office:value-type="float" office:value="480">
            <text:p text:style-name="P21">480</text:p>
          </table:table-cell>
          <table:table-cell table:style-name="Таблица7.C2" office:value-type="string">
            <text:p text:style-name="P21">Buffer B Y0</text:p>
          </table:table-cell>
          <table:table-cell table:style-name="Таблица7.D2" office:value-type="string">
            <text:p text:style-name="Table_20_Contents"/>
          </table:table-cell>
        </table:table-row>
        <table:table-row>
          <table:table-cell table:style-name="Таблица7.A2" office:value-type="float" office:value="9">
            <text:p text:style-name="P21">9</text:p>
          </table:table-cell>
          <table:table-cell table:style-name="Таблица7.A2" office:value-type="float" office:value="31">
            <text:p text:style-name="P21">31</text:p>
          </table:table-cell>
          <table:table-cell table:style-name="Таблица7.C2" office:value-type="string">
            <text:p text:style-name="P21">null</text:p>
          </table:table-cell>
          <table:table-cell table:style-name="Таблица7.D4" office:value-type="float" office:value="0">
            <text:p text:style-name="P21">0</text:p>
          </table:table-cell>
        </table:table-row>
        <table:table-row>
          <table:table-cell table:style-name="Таблица7.A8" office:value-type="string">
            <text:p text:style-name="P21">sum</text:p>
          </table:table-cell>
          <table:table-cell table:style-name="Таблица7.B8" table:formula="ooow:sum &lt;B2:B7&gt;" office:value-type="float" office:value="1024">
            <text:p text:style-name="P21">1024</text:p>
          </table:table-cell>
          <table:table-cell table:style-name="Таблица7.A8" office:value-type="string">
            <text:p text:style-name="P21"/>
          </table:table-cell>
          <table:table-cell table:style-name="Таблица7.D8" office:value-type="string">
            <text:p text:style-name="Table_20_Contents"/>
          </table:table-cell>
        </table:table-row>
      </table:table>
      <text:h text:style-name="Heading_20_2" text:outline-level="2">Внутренняя память <text:span text:style-name="T1">Y1 1024x32b</text:span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23">номер</text:p>
          </table:table-cell>
          <table:table-cell table:style-name="Таблица8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8.A1" office:value-type="string">
            <text:p text:style-name="Table_20_Contents">Название поля</text:p>
          </table:table-cell>
          <table:table-cell table:style-name="Таблица8.D1" office:value-type="string">
            <text:p text:style-name="Table_20_Contents">Комментарии</text:p>
          </table:table-cell>
        </table:table-row>
        <table:table-row>
          <table:table-cell table:style-name="Таблица8.A2" office:value-type="float" office:value="1">
            <text:p text:style-name="Table_20_Contents">1</text:p>
          </table:table-cell>
          <table:table-cell table:style-name="Таблица8.A2" office:value-type="float" office:value="1">
            <text:p text:style-name="Table_20_Contents">1</text:p>
          </table:table-cell>
          <table:table-cell table:style-name="Таблица8.C2" office:value-type="string">
            <text:p text:style-name="P21">null</text:p>
          </table:table-cell>
          <table:table-cell table:style-name="Таблица8.D2" office:value-type="float" office:value="0">
            <text:p text:style-name="P21">0</text:p>
          </table:table-cell>
        </table:table-row>
        <table:table-row>
          <table:table-cell table:style-name="Таблица8.A2" office:value-type="float" office:value="2">
            <text:p text:style-name="Table_20_Contents">2</text:p>
          </table:table-cell>
          <table:table-cell table:style-name="Таблица8.A2" office:value-type="float" office:value="480">
            <text:p text:style-name="P21">480</text:p>
          </table:table-cell>
          <table:table-cell table:style-name="Таблица8.C2" office:value-type="string">
            <text:p text:style-name="P21">Buffer A Y1</text:p>
          </table:table-cell>
          <table:table-cell table:style-name="Таблица8.D3" office:value-type="string">
            <text:p text:style-name="Table_20_Contents"/>
          </table:table-cell>
        </table:table-row>
        <table:table-row>
          <table:table-cell table:style-name="Таблица8.A2">
            <text:p text:style-name="P21"/>
          </table:table-cell>
          <table:table-cell table:style-name="Таблица8.A2" office:value-type="float" office:value="31">
            <text:p text:style-name="P21">31</text:p>
          </table:table-cell>
          <table:table-cell table:style-name="Таблица8.C2" office:value-type="string">
            <text:p text:style-name="P21">null</text:p>
          </table:table-cell>
          <table:table-cell table:style-name="Таблица8.D2" office:value-type="float" office:value="0">
            <text:p text:style-name="P21">0</text:p>
          </table:table-cell>
        </table:table-row>
        <table:table-row>
          <table:table-cell table:style-name="Таблица8.A2" office:value-type="float" office:value="5">
            <text:p text:style-name="P21">5</text:p>
          </table:table-cell>
          <table:table-cell table:style-name="Таблица8.A2" office:value-type="float" office:value="1">
            <text:p text:style-name="P21">1</text:p>
          </table:table-cell>
          <table:table-cell table:style-name="Таблица8.C2" office:value-type="string">
            <text:p text:style-name="P21">null</text:p>
          </table:table-cell>
          <table:table-cell table:style-name="Таблица8.D2" office:value-type="float" office:value="0">
            <text:p text:style-name="P21">0</text:p>
          </table:table-cell>
        </table:table-row>
        <table:table-row>
          <table:table-cell table:style-name="Таблица8.A2" office:value-type="float" office:value="6">
            <text:p text:style-name="P21">6</text:p>
          </table:table-cell>
          <table:table-cell table:style-name="Таблица8.A2" office:value-type="float" office:value="480">
            <text:p text:style-name="P21">480</text:p>
          </table:table-cell>
          <table:table-cell table:style-name="Таблица8.C2" office:value-type="string">
            <text:p text:style-name="P21">Buffer B Y1</text:p>
          </table:table-cell>
          <table:table-cell table:style-name="Таблица8.D3" office:value-type="string">
            <text:p text:style-name="Table_20_Contents"/>
          </table:table-cell>
        </table:table-row>
        <table:table-row>
          <table:table-cell table:style-name="Таблица8.A2" office:value-type="float" office:value="9">
            <text:p text:style-name="P21">9</text:p>
          </table:table-cell>
          <table:table-cell table:style-name="Таблица8.A2" office:value-type="float" office:value="31">
            <text:p text:style-name="P21">31</text:p>
          </table:table-cell>
          <table:table-cell table:style-name="Таблица8.C2" office:value-type="string">
            <text:p text:style-name="P21">null</text:p>
          </table:table-cell>
          <table:table-cell table:style-name="Таблица8.D2" office:value-type="float" office:value="0">
            <text:p text:style-name="P21">0</text:p>
          </table:table-cell>
        </table:table-row>
        <table:table-row>
          <table:table-cell table:style-name="Таблица8.A8" office:value-type="string">
            <text:p text:style-name="P21">sum</text:p>
          </table:table-cell>
          <table:table-cell table:style-name="Таблица8.B8" table:formula="ooow:sum &lt;B2:B7&gt;" office:value-type="float" office:value="1024">
            <text:p text:style-name="P21">1024</text:p>
          </table:table-cell>
          <table:table-cell table:style-name="Таблица8.A8" office:value-type="string">
            <text:p text:style-name="P21"/>
          </table:table-cell>
          <table:table-cell table:style-name="Таблица8.D8" office:value-type="string">
            <text:p text:style-name="Table_20_Contents"/>
          </table:table-cell>
        </table:table-row>
      </table:table>
      <text:h text:style-name="Heading_20_2" text:outline-level="2">Внутренняя память C<text:span text:style-name="T1">r/Cb 1024x32b</text:span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>
          <table:table-cell table:style-name="Таблица9.A1" office:value-type="string">
            <text:p text:style-name="P23">номер</text:p>
          </table:table-cell>
          <table:table-cell table:style-name="Таблица9.A1" office:value-type="string">
            <text:p text:style-name="Table_20_Contents">Размер в 32<text:span text:style-name="T1">b </text:span><text:span text:style-name="T6">словах</text:span></text:p>
          </table:table-cell>
          <table:table-cell table:style-name="Таблица9.A1" office:value-type="string">
            <text:p text:style-name="Table_20_Contents">Название поля</text:p>
          </table:table-cell>
          <table:table-cell table:style-name="Таблица9.D1" office:value-type="string">
            <text:p text:style-name="Table_20_Contents">Комментарии</text:p>
          </table:table-cell>
        </table:table-row>
        <table:table-row>
          <table:table-cell table:style-name="Таблица9.A2" office:value-type="float" office:value="1">
            <text:p text:style-name="Table_20_Contents">1</text:p>
          </table:table-cell>
          <table:table-cell table:style-name="Таблица9.A2" office:value-type="float" office:value="1">
            <text:p text:style-name="Table_20_Contents">1</text:p>
          </table:table-cell>
          <table:table-cell table:style-name="Таблица9.C2" office:value-type="string">
            <text:p text:style-name="P21">null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 office:value-type="float" office:value="2">
            <text:p text:style-name="Table_20_Contents">2</text:p>
          </table:table-cell>
          <table:table-cell table:style-name="Таблица9.A2" office:value-type="float" office:value="480">
            <text:p text:style-name="P21">480</text:p>
          </table:table-cell>
          <table:table-cell table:style-name="Таблица9.C2" office:value-type="string">
            <text:p text:style-name="P21">Buffer A Cr/Cb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>
            <text:p text:style-name="P21"/>
          </table:table-cell>
          <table:table-cell table:style-name="Таблица9.A2" office:value-type="float" office:value="31">
            <text:p text:style-name="P21">31</text:p>
          </table:table-cell>
          <table:table-cell table:style-name="Таблица9.C2" office:value-type="string">
            <text:p text:style-name="P21">null</text:p>
          </table:table-cell>
          <table:table-cell table:style-name="Таблица9.D4" office:value-type="float" office:value="0">
            <text:p text:style-name="P21">0</text:p>
          </table:table-cell>
        </table:table-row>
        <table:table-row>
          <table:table-cell table:style-name="Таблица9.A2" office:value-type="float" office:value="5">
            <text:p text:style-name="P21">5</text:p>
          </table:table-cell>
          <table:table-cell table:style-name="Таблица9.A2" office:value-type="float" office:value="1">
            <text:p text:style-name="P21">1</text:p>
          </table:table-cell>
          <table:table-cell table:style-name="Таблица9.C2" office:value-type="string">
            <text:p text:style-name="P21">null</text:p>
          </table:table-cell>
          <table:table-cell table:style-name="Таблица9.D4" office:value-type="float" office:value="0">
            <text:p text:style-name="P21">0</text:p>
          </table:table-cell>
        </table:table-row>
        <table:table-row>
          <table:table-cell table:style-name="Таблица9.A2" office:value-type="float" office:value="6">
            <text:p text:style-name="P21">6</text:p>
          </table:table-cell>
          <table:table-cell table:style-name="Таблица9.A2" office:value-type="float" office:value="480">
            <text:p text:style-name="P21">480</text:p>
          </table:table-cell>
          <table:table-cell table:style-name="Таблица9.C2" office:value-type="string">
            <text:p text:style-name="P21">Buffer B Cr/Cb</text:p>
          </table:table-cell>
          <table:table-cell table:style-name="Таблица9.D2" office:value-type="string">
            <text:p text:style-name="Table_20_Contents"/>
          </table:table-cell>
        </table:table-row>
        <table:table-row>
          <table:table-cell table:style-name="Таблица9.A2" office:value-type="float" office:value="9">
            <text:p text:style-name="P21">9</text:p>
          </table:table-cell>
          <table:table-cell table:style-name="Таблица9.A2" office:value-type="float" office:value="31">
            <text:p text:style-name="P21">31</text:p>
          </table:table-cell>
          <table:table-cell table:style-name="Таблица9.C2" office:value-type="string">
            <text:p text:style-name="P21">null</text:p>
          </table:table-cell>
          <table:table-cell table:style-name="Таблица9.D4" office:value-type="float" office:value="0">
            <text:p text:style-name="P21">0</text:p>
          </table:table-cell>
        </table:table-row>
        <table:table-row>
          <table:table-cell table:style-name="Таблица9.A8" office:value-type="string">
            <text:p text:style-name="P21">sum</text:p>
          </table:table-cell>
          <table:table-cell table:style-name="Таблица9.B8" table:formula="ooow:sum &lt;B2:B7&gt;" office:value-type="float" office:value="1024">
            <text:p text:style-name="P21">1024</text:p>
          </table:table-cell>
          <table:table-cell table:style-name="Таблица9.A8" office:value-type="string">
            <text:p text:style-name="P21"/>
          </table:table-cell>
          <table:table-cell table:style-name="Таблица9.D8" office:value-type="string">
            <text:p text:style-name="Table_20_Contents"/>
          </table:table-cell>
        </table:table-row>
      </table:table>
      <text:p text:style-name="P23"><text:span text:style-name="T1"/></text:p>
      <text:h text:style-name="Heading_20_2" text:outline-level="2"><text:span text:style-name="T1">Buff_req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23">номер</text:p>
          </table:table-cell>
          <table:table-cell table:style-name="Таблица10.A1" office:value-type="string">
            <text:p text:style-name="Table_20_Contents">Размер в <text:span text:style-name="T1">bits</text:span></text:p>
          </table:table-cell>
          <table:table-cell table:style-name="Таблица10.A1" office:value-type="string">
            <text:p text:style-name="Table_20_Contents">Название поля</text:p>
          </table:table-cell>
          <table:table-cell table:style-name="Таблица10.D1" office:value-type="string">
            <text:p text:style-name="Table_20_Contents">Комментарии</text:p>
          </table:table-cell>
        </table:table-row>
        <table:table-row>
          <table:table-cell table:style-name="Таблица10.A2" office:value-type="float" office:value="1">
            <text:p text:style-name="P21">1</text:p>
          </table:table-cell>
          <table:table-cell table:style-name="Таблица10.A2" office:value-type="float" office:value="16">
            <text:p text:style-name="P21">16</text:p>
          </table:table-cell>
          <table:table-cell table:style-name="Таблица10.C2" office:value-type="string">
            <text:p text:style-name="Table_20_Contents">status_signature</text:p>
          </table:table-cell>
          <table:table-cell table:style-name="Таблица10.D2" office:value-type="string">
            <text:p text:style-name="P21">0x428f</text:p>
          </table:table-cell>
        </table:table-row>
        <text:soft-page-break/>
        <table:table-row>
          <table:table-cell table:style-name="Таблица10.A2" office:value-type="float" office:value="2">
            <text:p text:style-name="P21">2</text:p>
          </table:table-cell>
          <table:table-cell table:style-name="Таблица10.A2" office:value-type="float" office:value="2">
            <text:p text:style-name="P21">2</text:p>
          </table:table-cell>
          <table:table-cell table:style-name="Таблица10.C2" office:value-type="string">
            <text:p text:style-name="P21">null</text:p>
          </table:table-cell>
          <table:table-cell table:style-name="Таблица10.D3" office:value-type="float" office:value="0">
            <text:p text:style-name="P21">0</text:p>
          </table:table-cell>
        </table:table-row>
        <table:table-row>
          <table:table-cell table:style-name="Таблица10.A2" office:value-type="float" office:value="3">
            <text:p text:style-name="P21">3</text:p>
          </table:table-cell>
          <table:table-cell table:style-name="Таблица10.A2" office:value-type="float" office:value="10">
            <text:p text:style-name="P21">10</text:p>
          </table:table-cell>
          <table:table-cell table:style-name="Таблица10.C2" office:value-type="string">
            <text:p text:style-name="P21">Line number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4">
            <text:p text:style-name="P21">4</text:p>
          </table:table-cell>
          <table:table-cell table:style-name="Таблица10.A2" office:value-type="float" office:value="1">
            <text:p text:style-name="P21">1</text:p>
          </table:table-cell>
          <table:table-cell table:style-name="Таблица10.C2" office:value-type="string">
            <text:p text:style-name="P21">null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5">
            <text:p text:style-name="P21">5</text:p>
          </table:table-cell>
          <table:table-cell table:style-name="Таблица10.A2" office:value-type="float" office:value="1">
            <text:p text:style-name="P21">1</text:p>
          </table:table-cell>
          <table:table-cell table:style-name="Таблица10.C2" office:value-type="string">
            <text:p text:style-name="Table_20_Contents">numBuff</text:p>
          </table:table-cell>
          <table:table-cell table:style-name="Таблица10.D2" office:value-type="string">
            <text:p text:style-name="P21">0=DDRbufferA ; 1=DDRbufferB</text:p>
          </table:table-cell>
        </table:table-row>
        <table:table-row>
          <table:table-cell table:style-name="Таблица10.A2" office:value-type="float" office:value="6">
            <text:p text:style-name="P21">6</text:p>
          </table:table-cell>
          <table:table-cell table:style-name="Таблица10.A2" office:value-type="float" office:value="1">
            <text:p text:style-name="P21">1</text:p>
          </table:table-cell>
          <table:table-cell table:style-name="Таблица10.C2" office:value-type="string">
            <text:p text:style-name="P21">sop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2" office:value-type="float" office:value="7">
            <text:p text:style-name="P21">7</text:p>
          </table:table-cell>
          <table:table-cell table:style-name="Таблица10.A2" office:value-type="float" office:value="1">
            <text:p text:style-name="P21">1</text:p>
          </table:table-cell>
          <table:table-cell table:style-name="Таблица10.C2" office:value-type="string">
            <text:p text:style-name="P21">eop</text:p>
          </table:table-cell>
          <table:table-cell table:style-name="Таблица10.D2" office:value-type="string">
            <text:p text:style-name="Table_20_Contents"/>
          </table:table-cell>
        </table:table-row>
        <table:table-row>
          <table:table-cell table:style-name="Таблица10.A9" office:value-type="string">
            <text:p text:style-name="P21">sum</text:p>
          </table:table-cell>
          <table:table-cell table:style-name="Таблица10.B9" table:formula="ooow:sum &lt;B2:B8&gt;" office:value-type="float" office:value="32">
            <text:p text:style-name="Table_20_Contents">32</text:p>
          </table:table-cell>
          <table:table-cell table:style-name="Таблица10.A9" office:value-type="string">
            <text:p text:style-name="Table_20_Contents"/>
          </table:table-cell>
          <table:table-cell table:style-name="Таблица10.D9" office:value-type="string">
            <text:p text:style-name="Table_20_Contents"/>
          </table:table-cell>
        </table:table-row>
      </table:table>
      <text:p text:style-name="P23"><text:span text:style-name="T1"/></text:p>
      <text:h text:style-name="Heading_20_2" text:outline-level="2"><text:span text:style-name="T1">Buff_conf</text:span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>
          <table:table-cell table:style-name="Таблица11.A1" office:value-type="string">
            <text:p text:style-name="P23">номер</text:p>
          </table:table-cell>
          <table:table-cell table:style-name="Таблица11.A1" office:value-type="string">
            <text:p text:style-name="Table_20_Contents">Размер в <text:span text:style-name="T1">bits</text:span></text:p>
          </table:table-cell>
          <table:table-cell table:style-name="Таблица11.A1" office:value-type="string">
            <text:p text:style-name="Table_20_Contents">Название поля</text:p>
          </table:table-cell>
          <table:table-cell table:style-name="Таблица11.D1" office:value-type="string">
            <text:p text:style-name="Table_20_Contents">Комментарии</text:p>
          </table:table-cell>
        </table:table-row>
        <table:table-row>
          <table:table-cell table:style-name="Таблица11.A2" office:value-type="float" office:value="1">
            <text:p text:style-name="P21">1</text:p>
          </table:table-cell>
          <table:table-cell table:style-name="Таблица11.A2" office:value-type="float" office:value="16">
            <text:p text:style-name="P21">16</text:p>
          </table:table-cell>
          <table:table-cell table:style-name="Таблица11.C2" office:value-type="string">
            <text:p text:style-name="Table_20_Contents">store1Request</text:p>
          </table:table-cell>
          <table:table-cell table:style-name="Таблица11.D2" office:value-type="string">
            <text:p text:style-name="P21"/>
          </table:table-cell>
        </table:table-row>
        <table:table-row>
          <table:table-cell table:style-name="Таблица11.A2" office:value-type="float" office:value="2">
            <text:p text:style-name="P21">2</text:p>
          </table:table-cell>
          <table:table-cell table:style-name="Таблица11.A2" office:value-type="float" office:value="16">
            <text:p text:style-name="P21">16</text:p>
          </table:table-cell>
          <table:table-cell table:style-name="Таблица11.C2" office:value-type="string">
            <text:p text:style-name="P21">store0Request</text:p>
          </table:table-cell>
          <table:table-cell table:style-name="Таблица11.D3">
            <text:p text:style-name="P21"/>
          </table:table-cell>
        </table:table-row>
        <table:table-row>
          <table:table-cell table:style-name="Таблица11.A4" office:value-type="string">
            <text:p text:style-name="P21">sum</text:p>
          </table:table-cell>
          <table:table-cell table:style-name="Таблица11.B4" table:formula="ooow:sum &lt;B2:B3&gt;" office:value-type="float" office:value="32">
            <text:p text:style-name="Table_20_Contents">32</text:p>
          </table:table-cell>
          <table:table-cell table:style-name="Таблица11.A4" office:value-type="string">
            <text:p text:style-name="Table_20_Contents"/>
          </table:table-cell>
          <table:table-cell table:style-name="Таблица11.D4" office:value-type="string">
            <text:p text:style-name="Table_20_Contents"/>
          </table:table-cell>
        </table:table-row>
      </table:table>
      <text:p text:style-name="P23"><text:span text:style-name="T1"/></text:p>
      <text:h text:style-name="Heading_20_1" text:outline-level="1">Структура внутренней <text:span text:style-name="T1">DDR </text:span>памяти <text:span text:style-name="T1">GW2AR</text:span></text:h>
      <text:p text:style-name="P42">Внутренняя память <text:span text:style-name="T1">GW2AR </text:span>содержит <text:span text:style-name="T1">DDR </text:span>64<text:span text:style-name="T1">Mb</text:span></text:p>
      <text:p text:style-name="P42">память делится на два видео буфера размером 1048576*32<text:span text:style-name="T1">b</text:span>(<text:span text:style-name="T1">DDRbuffer</text:span>)<text:span text:style-name="T1">.</text:span></text:p>
      <text:p text:style-name="P42">Каждый видео буфер делится <text:s/>на 4096 блоков по 256*32<text:span text:style-name="T1">b</text:span>(<text:span text:style-name="T1">DDRblock). </text:span>Это сделано для оптимизации скорости работы с <text:span text:style-name="T1">DDR</text:span> </text:p>
      <text:p text:style-name="P1">Eth <text:span text:style-name="T6">пакет формата </text:span>ProteiEth_FHD<text:span text:style-name="T6"> содержит 1920*3*8</text:span>b <text:span text:style-name="T6">=46080</text:span>b <text:span text:style-name="T6">видео информации и помещается в 6, находящихся рядом <text:s/></text:span>DDRblock<text:span text:style-name="T6">-ов </text:span>6*256*32b=49152b<text:span text:style-name="T6">. </text:span></text:p>
      <text:p text:style-name="P1"><text:span text:style-name="T6">В конце каждого 6-ого </text:span>DDRblock<text:span text:style-name="T6">-а остается пустое место </text:span>3072b<text:span text:style-name="T6">. </text:span></text:p>
      <text:p text:style-name="P1"><text:span text:style-name="T6">В конце каждого </text:span>DDRbuffer-<text:span text:style-name="T6">а остается пустое место 856*256*32</text:span>b=7012352b<text:span text:style-name="T6">. </text:span></text:p>
      <text:p text:style-name="P1"><text:span text:style-name="T6">Предполагается, что где-то там будет хранится звуковая дорожка для текущего видео фрейма </text:span></text:p>
      <text:p text:style-name="P1"><text:span text:style-name="T6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Table_20_Contents"><text:span text:style-name="T6"/></text:p>
          </table:table-cell>
          <table:table-cell table:style-name="Таблица2.A1" office:value-type="string">
            <text:p text:style-name="Table_20_Contents">Длина поля в <text:s text:c="2"/><text:span text:style-name="T1">DDRblock</text:span><text:span text:style-name="T6">-ах</text:span></text:p>
          </table:table-cell>
          <table:table-cell table:style-name="Таблица2.A1" office:value-type="string">
            <text:p text:style-name="Table_20_Contents">Номер видеостроки</text:p>
          </table:table-cell>
          <table:table-cell table:style-name="Таблица2.D1" office:value-type="string">
            <text:p text:style-name="P23">Line number</text:p>
          </table:table-cell>
        </table:table-row>
        <table:table-row>
          <table:table-cell table:style-name="Таблица2.A1" table:number-rows-spanned="5" office:value-type="string">
            <text:p text:style-name="P42"><text:span text:style-name="T1">DDRbuffer A</text:span></text:p>
          </table:table-cell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P42">1+2</text:p>
          </table:table-cell>
          <table:table-cell table:style-name="Таблица2.D2" office:value-type="string">
            <text:p text:style-name="P21">0x0000 </text:p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3+4</text:p>
          </table:table-cell>
          <table:table-cell table:style-name="Таблица2.D2" office:value-type="string">
            <text:p text:style-name="P21">0x0002</text:p>
          </table:table-cell>
        </table:table-row>
        <table:table-row>
          <table:covered-table-cell/>
          <table:table-cell table:style-name="Таблица2.B4">
            <text:p text:style-name="Table_20_Contents"/>
          </table:table-cell>
          <table:table-cell table:style-name="Таблица2.A1" office:value-type="string">
            <text:p text:style-name="Table_20_Contents"/>
          </table:table-cell>
          <table:table-cell table:style-name="Таблица2.D1" office:value-type="string">
            <text:p text:style-name="Table_20_Contents"/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1079+1080</text:p>
          </table:table-cell>
          <table:table-cell table:style-name="Таблица2.D2" office:value-type="string">
            <text:p text:style-name="P21">0x0436</text:p>
          </table:table-cell>
        </table:table-row>
        <table:table-row>
          <table:covered-table-cell/>
          <table:table-cell table:style-name="Таблица2.B2" office:value-type="float" office:value="856">
            <text:p text:style-name="Table_20_Contents">856</text:p>
          </table:table-cell>
          <table:table-cell table:style-name="Таблица2.C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  <table:table-row>
          <table:table-cell table:style-name="Таблица2.A1" table:number-rows-spanned="5" office:value-type="string">
            <text:p text:style-name="P42"><text:span text:style-name="T1">DDRbuffer B</text:span></text:p>
          </table:table-cell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P42">1+2</text:p>
          </table:table-cell>
          <table:table-cell table:style-name="Таблица2.D2" office:value-type="string">
            <text:p text:style-name="P21">0x0000 </text:p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3+4</text:p>
          </table:table-cell>
          <table:table-cell table:style-name="Таблица2.D2" office:value-type="string">
            <text:p text:style-name="P21">0x0002</text:p>
          </table:table-cell>
        </table:table-row>
        <table:table-row>
          <table:covered-table-cell/>
          <table:table-cell table:style-name="Таблица2.A1" office:value-type="string">
            <text:p text:style-name="Table_20_Contents">...</text:p>
          </table:table-cell>
          <table:table-cell table:style-name="Таблица2.A1" office:value-type="string">
            <text:p text:style-name="Table_20_Contents">...</text:p>
          </table:table-cell>
          <table:table-cell table:style-name="Таблица2.D1" office:value-type="string">
            <text:p text:style-name="Table_20_Contents"/>
          </table:table-cell>
        </table:table-row>
        <table:table-row>
          <table:covered-table-cell/>
          <table:table-cell table:style-name="Таблица2.B2" office:value-type="float" office:value="6">
            <text:p text:style-name="Table_20_Contents">6</text:p>
          </table:table-cell>
          <table:table-cell table:style-name="Таблица2.C2" office:value-type="string">
            <text:p text:style-name="Table_20_Contents">1079+1080</text:p>
          </table:table-cell>
          <table:table-cell table:style-name="Таблица2.D2" office:value-type="string">
            <text:p text:style-name="P21">0x0436</text:p>
          </table:table-cell>
        </table:table-row>
        <table:table-row>
          <table:covered-table-cell/>
          <table:table-cell table:style-name="Таблица2.B2" office:value-type="float" office:value="856">
            <text:p text:style-name="P21">856</text:p>
          </table:table-cell>
          <table:table-cell table:style-name="Таблица2.C2" office:value-type="string">
            <text:p text:style-name="Table_20_Contents"/>
          </table:table-cell>
          <table:table-cell table:style-name="Таблица2.D2" office:value-type="string">
            <text:p text:style-name="Table_20_Contents"/>
          </table:table-cell>
        </table:table-row>
      </table:table>
      <text:p text:style-name="P1"><text:soft-page-break/><text:span text:style-name="T6"/></text:p>
      <text:h text:style-name="Heading_20_2" text:outline-level="2"><text:span text:style-name="T6">Алгоритм выбора активного DDRbuffer</text:span></text:h>
      <text:p text:style-name="Text_20_body"><text:span text:style-name="T6">При старте в оба </text:span><text:span text:style-name="T1">DDRbuffer</text:span><text:span text:style-name="T6">-а прописываются 0</text:span><text:span text:style-name="T1">x5a5a5a5a, </text:span><text:span text:style-name="T6">что в </text:span><text:span text:style-name="T1">YCC </text:span><text:span text:style-name="T6">соответствует зеленому цвету.</text:span></text:p>
      <text:p text:style-name="P1"><text:span text:style-name="T6">переменной </text:span>DDRbufferWrite <text:span text:style-name="T6">присваивается признак <text:s/></text:span>DDRbufferA</text:p>
      <text:p text:style-name="P1"><text:span text:style-name="T6">переменной </text:span>DDRbufferRead <text:span text:style-name="T6">присваивается признак <text:s/></text:span>DDRbufferB</text:p>
      <text:p text:style-name="P42">После того как произошло событие «получены все пакеты(Line number) для фрейма(<text:span text:style-name="T1">Frame number</text:span>)» переменной <text:span text:style-name="T1">DDRbufferWrite <text:s/></text:span>присваивается противоположный признак(<text:span text:style-name="T1">DDRbufferA/B)</text:span></text:p>
      <text:p text:style-name="P42">После того как произошло событие «<text:span text:style-name="T1">LCD </text:span>передал весь фрейм»<text:span text:style-name="T1"> переменной</text:span> <text:span text:style-name="T1">DDRbufferRead <text:s/></text:span>присваивается противоположный <text:span text:style-name="T1">DDRbufferWrite</text:span> признак(<text:span text:style-name="T1">DDRbufferA/B)</text:span></text:p>
      <text:p text:style-name="P42">Так как запись происходит со скоростью 30<text:span text:style-name="T1">fps </text:span>а чтение со скоростью 60 <text:span text:style-name="T1">fps, </text:span>то тиринга при таком алгоритме не будет ни при каких условиях.</text:p>
      <text:h text:style-name="Heading_20_2" text:outline-level="2"><text:span text:style-name="T6">Алгоритм записи видеофрейма в </text:span><text:span text:style-name="T1">DDRbufferWrite</text:span></text:h>
      <text:p text:style-name="P42">принятый пакет формата <text:span text:style-name="T1">ProteiEth_FHD </text:span>записывается начиная с адреса, который вычисляется по формуле <text:span text:style-name="T5">Line number*</text:span><text:span text:style-name="T15">6*256 </text:span><text:span text:style-name="T13"><text:s/></text:span></text:p>
      <text:p text:style-name="P42"><text:span text:style-name="T13">Запись производится за 6 </text:span><text:span text:style-name="T3">DDR </text:span><text:span text:style-name="T13">транзакций длиной 256</text:span><text:span text:style-name="T3"> </text:span><text:span text:style-name="T13">слов(32</text:span><text:span text:style-name="T3">b</text:span><text:span text:style-name="T13">).</text:span></text:p>
      <text:p text:style-name="P42"><text:span text:style-name="T13">Тактовая частота </text:span><text:span text:style-name="T3">DDR = 175MHz</text:span></text:p>
      <text:p text:style-name="P42"><text:span text:style-name="T13">Запись видео потока </text:span><text:span text:style-name="T3">YCC420 8b FHD 30fps </text:span><text:span text:style-name="T13">занимает </text:span><text:span text:style-name="T14">15%</text:span><text:span text:style-name="T13"> полосы пропускания </text:span><text:span text:style-name="T3">DDR</text:span></text:p>
      <text:p text:style-name="P42"><text:span text:style-name="T13"><text:s/>(1/175000000)*((256+2)*6+32)*540*30=</text:span><text:span text:style-name="T14">0,15</text:span><text:span text:style-name="T13"> </text:span></text:p>
      <text:h text:style-name="Heading_20_2" text:outline-level="2"><text:span text:style-name="T6">Алгоритм чтения видео фрейма из </text:span><text:span text:style-name="T1">DDRbufferRead</text:span></text:h>
      <text:p text:style-name="P42"><text:span text:style-name="T13">Запросы на чтение 2-х строчек видео фрейма инициирует </text:span><text:span text:style-name="T3">LCD </text:span><text:span text:style-name="T13">модуль.</text:span></text:p>
      <text:p text:style-name="P42"><text:span text:style-name="T13">Запрос содержит номер строки</text:span></text:p>
      <text:p text:style-name="P42"><text:span text:style-name="T13">Адрес по которому хранятся в </text:span><text:span text:style-name="T3">DDRbuffer-</text:span><text:span text:style-name="T13">е </text:span><text:span text:style-name="T3">2</text:span><text:span text:style-name="T13"> видео строки вычисляется <text:s/>по </text:span><text:a xlink:type="simple" xlink:href="#5.1.Алгоритм записи видеофрейма в DDRbuffer|outline" text:style-name="Internet_20_link" text:visited-style-name="Visited_20_Internet_20_Link">формуле</text:a><text:span text:style-name="T13"> описанной в разделе «Алгоритм записи видеофрейма в DDRbuffer»</text:span></text:p>
      <text:p text:style-name="P42"><text:span text:style-name="T13">Чтение производится за 6 </text:span><text:span text:style-name="T3">DDR </text:span><text:span text:style-name="T13">транзакций длиной 256</text:span><text:span text:style-name="T3"> </text:span><text:span text:style-name="T13">слов(32</text:span><text:span text:style-name="T3">b</text:span><text:span text:style-name="T13">).</text:span></text:p>
      <text:p text:style-name="P1"><text:span text:style-name="T7">Тактовая частота </text:span><text:span text:style-name="T13">DDR = 175MHz</text:span></text:p>
      <text:p text:style-name="P1"><text:span text:style-name="T13">LCD </text:span><text:span text:style-name="T7">модуль работает на частоте 60</text:span><text:span text:style-name="T13">fps</text:span></text:p>
      <text:p text:style-name="P42"><text:span text:style-name="T13">Чтение видео потока </text:span><text:span text:style-name="T3">YCC420 8b FHD </text:span><text:span text:style-name="T13">6</text:span><text:span text:style-name="T3">0fps </text:span><text:span text:style-name="T13">занимает 30</text:span><text:span text:style-name="T14">%</text:span><text:span text:style-name="T13"> полосы пропускания </text:span><text:span text:style-name="T3">DDR</text:span></text:p>
      <text:p text:style-name="P42"><text:span text:style-name="T3"><text:s/>(1/175000000)*((256+2)*6+32)*540*</text:span><text:span text:style-name="T13">6</text:span><text:span text:style-name="T3">0=</text:span><text:span text:style-name="T4">0,</text:span><text:span text:style-name="T14">30</text:span></text:p>
      <text:p text:style-name="P42"><text:span text:style-name="T3"/></text:p>
      <text:p text:style-name="P42"><text:span text:style-name="T3"/></text:p>
      <text:h text:style-name="P36" text:outline-level="1">Видео преобразования</text:h>
      <text:p text:style-name="P42"/>
      <text:h text:style-name="Heading_20_2" text:outline-level="2">YCC420 =&gt;YCC444</text:h>
      <text:p text:style-name="Text_20_body"/>
      <text:h text:style-name="Heading_20_2" text:outline-level="2">Scaling 1:2</text:h>
      <text:p text:style-name="Text_20_body"/>
      <text:h text:style-name="Heading_20_2" text:outline-level="2">YCC444=&gt;RGB444</text:h>
      <text:p text:style-name="Text_20_body"/>
      <text:h text:style-name="Heading_20_1" text:outline-level="1">Grafics controller</text:h>
      <text:p text:style-name="P3">Добавляет в видеопоток дополнительную графическую информацию</text:p>
      <text:list xml:id="list4401519827555714687" text:style-name="L3">
        <text:list-item>
          <text:p text:style-name="P41">ошибки от системы в реальном времени</text:p>
        </text:list-item>
        <text:list-item>
          <text:p text:style-name="P41"><office:annotation office:name="__Annotation__542_253945017"><dc:creator>Oleg Starokaznikov</dc:creator><dc:date>2023-07-13T14:08:45.65</dc:date><text:p text:style-name="P46"><text:span text:style-name="T16">Отсутствует в данной версии</text:span></text:p></office:annotation>индикация нажатия тачпада<office:annotation-end office:name="__Annotation__542_253945017"/></text:p>
        </text:list-item>
        <text:list-item>
          <text:p text:style-name="P43"><office:annotation office:name="__Annotation__7498_802380751"><dc:creator>Oleg Starokaznikov</dc:creator><dc:date>2023-02-27T15:58:01.78</dc:date><text:p text:style-name="P47"><text:span text:style-name="T17">Реализовано начиная с версии 0х09010107</text:span></text:p></office:annotation><text:span text:style-name="T12">текст</text:span><office:annotation-end office:name="__Annotation__7498_802380751"/></text:p>
        </text:list-item>
      </text:list>
      <text:p text:style-name="P42"><text:span text:style-name="T11">Описание контроллера является отдельной документацией и находится тут: </text:span><text:a xlink:type="simple" xlink:href="file://backup/hardware/Debug/corundgw/grafics.pdf" text:style-name="Internet_20_link" text:visited-style-name="Visited_20_Internet_20_Link">\\backup\hardware\Debug\corundgw\grafics.pdf</text:a></text:p>
      <text:p text:style-name="P42"/>
      <text:h text:style-name="Heading_20_2" text:outline-level="2">Отображение графической информации на экране видоискателя</text:h>
      <text:p text:style-name="P3">Устройство отображает …</text:p>
      <text:p text:style-name="P3"/>
      <text:p text:style-name="P3"/>
      <text:p text:style-name="P3"/>
      <text:h text:style-name="P39" text:outline-level="2">Ошибки от видоискателя в реальном времени</text:h>
      <text:p text:style-name="P3">Устройство отображает в заданной зоне экрана состояние и ошибки устройства</text:p>
      <text:p text:style-name="P3">Группа А — содержит текущее состояние. Мигание зеленым цветом со скважностью 0,5 и периодом 1сек говорит о том, что состояние активно.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25">номер</text:p>
          </table:table-cell>
          <table:table-cell table:style-name="Таблица3.A1" office:value-type="string">
            <text:p text:style-name="P25">имя</text:p>
          </table:table-cell>
          <table:table-cell table:style-name="Таблица3.C1" office:value-type="string">
            <text:p text:style-name="P25">комментарии</text:p>
          </table:table-cell>
        </table:table-row>
        <table:table-row>
          <table:table-cell table:style-name="Таблица3.A2" office:value-type="float" office:value="0">
            <text:p text:style-name="P25">0</text:p>
          </table:table-cell>
          <table:table-cell table:style-name="Таблица3.B2" office:value-type="string">
            <text:p text:style-name="P25">sdrampll_lock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float" office:value="1">
            <text:p text:style-name="P25">1</text:p>
          </table:table-cell>
          <table:table-cell table:style-name="Таблица3.B2" office:value-type="string">
            <text:p text:style-name="P25">lcd_lock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float" office:value="2">
            <text:p text:style-name="P25">2</text:p>
          </table:table-cell>
          <table:table-cell table:style-name="Таблица3.B2" office:value-type="string">
            <text:p text:style-name="P25">eth0 link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float" office:value="3">
            <text:p text:style-name="P25">3</text:p>
          </table:table-cell>
          <table:table-cell table:style-name="Таблица3.B2" office:value-type="string">
            <text:p text:style-name="P25">eth0 video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>
            <text:p text:style-name="P25"/>
          </table:table-cell>
          <table:table-cell table:style-name="Таблица3.B2" office:value-type="string">
            <text:p text:style-name="P25"/>
          </table:table-cell>
          <table:table-cell table:style-name="Таблица3.C2" office:value-type="string">
            <text:p text:style-name="P25"/>
          </table:table-cell>
        </table:table-row>
      </table:table>
      <text:p text:style-name="P3"/>
      <text:p text:style-name="P3">Группа <text:span text:style-name="T1">B</text:span> — содержит факт нарушения. <text:s/>Мигание красным цветом со скважностью 0,5 и периодом 2 сек говорит о том, что <text:s/>факт нарушения приходит чаще чем 1 раз в 2 сек.</text:p>
      <text:p text:style-name="P3">Однократная засветка красным цветом в течение 1 сек говорит об одиночном факте нарушения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5">номер</text:p>
          </table:table-cell>
          <table:table-cell table:style-name="Таблица4.A1" office:value-type="string">
            <text:p text:style-name="P25">имя</text:p>
          </table:table-cell>
          <table:table-cell table:style-name="Таблица4.C1" office:value-type="string">
            <text:p text:style-name="P25">комментарии</text:p>
          </table:table-cell>
        </table:table-row>
        <table:table-row>
          <table:table-cell table:style-name="Таблица4.A2" office:value-type="float" office:value="0">
            <text:p text:style-name="P25">0</text:p>
          </table:table-cell>
          <table:table-cell table:style-name="Таблица4.B2" office:value-type="string">
            <text:p text:style-name="P25">RXETH: video packet crc32 error</text:p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 office:value-type="float" office:value="1">
            <text:p text:style-name="P25">1</text:p>
          </table:table-cell>
          <table:table-cell table:style-name="Таблица4.B2" office:value-type="string">
            <text:p text:style-name="P25">RXETH: video packet frame error</text:p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 office:value-type="float" office:value="2">
            <text:p text:style-name="P25">2</text:p>
          </table:table-cell>
          <table:table-cell table:style-name="Таблица4.B2" office:value-type="string">
            <text:p text:style-name="P25">RXETH: video packet len error</text:p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 office:value-type="float" office:value="3">
            <text:p text:style-name="P25">3</text:p>
          </table:table-cell>
          <table:table-cell table:style-name="Таблица4.B2" office:value-type="string">
            <text:p text:style-name="P25">RXETH: video packet sequence error</text:p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 office:value-type="float" office:value="4">
            <text:p text:style-name="P25">4</text:p>
          </table:table-cell>
          <table:table-cell table:style-name="Таблица4.B2" office:value-type="string">
            <text:p text:style-name="P25">GPU: video signature error</text:p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 office:value-type="float" office:value="5">
            <text:p text:style-name="P25">5</text:p>
          </table:table-cell>
          <table:table-cell table:style-name="Таблица4.B2" office:value-type="string">
            <text:p text:style-name="P25">GPU: video sequence error</text:p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 office:value-type="float" office:value="6">
            <text:p text:style-name="P25">6</text:p>
          </table:table-cell>
          <table:table-cell table:style-name="Таблица4.B2" office:value-type="string">
            <text:p text:style-name="P25">sdram wrd_ack error</text:p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 office:value-type="float" office:value="7">
            <text:p text:style-name="P25">7</text:p>
          </table:table-cell>
          <table:table-cell table:style-name="Таблица4.B2" office:value-type="string">
            <text:p text:style-name="P25">sdram read timeout error</text:p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 office:value-type="float" office:value="0">
            <text:p text:style-name="P25">8</text:p>
          </table:table-cell>
          <table:table-cell table:style-name="Таблица4.B2" office:value-type="string">
            <text:p text:style-name="P25">LCD: video sequence error</text:p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>
            <text:p text:style-name="P25"/>
          </table:table-cell>
          <table:table-cell table:style-name="Таблица4.B2" office:value-type="string">
            <text:p text:style-name="P25"/>
          </table:table-cell>
          <table:table-cell table:style-name="Таблица4.C2" office:value-type="string">
            <text:p text:style-name="P25"/>
          </table:table-cell>
        </table:table-row>
        <table:table-row>
          <table:table-cell table:style-name="Таблица4.A2">
            <text:p text:style-name="P25"/>
          </table:table-cell>
          <table:table-cell table:style-name="Таблица4.B2" office:value-type="string">
            <text:p text:style-name="P25"/>
          </table:table-cell>
          <table:table-cell table:style-name="Таблица4.C2" office:value-type="string">
            <text:p text:style-name="P25"/>
          </table:table-cell>
        </table:table-row>
      </table:table>
      <text:p text:style-name="Text_20_body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omic Sans MS" svg:font-family="'Comic Sans MS'"/>
    <style:font-face style:name="OpenSymbol" svg:font-family="OpenSymbol"/>
    <style:font-face style:name="Times New Roman1" svg:font-family="'Times New Roman'"/>
    <style:font-face style:name="Arial CYR" svg:font-family="'Arial CYR'" style:font-family-generic="swiss"/>
    <style:font-face style:name="Lucida Sans1" svg:font-family="'Lucida Sans'" style:font-family-generic="swiss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Starokaznikov</meta:initial-creator>
    <meta:creation-date>2022-10-10T13:13:34.19</meta:creation-date>
    <dc:date>2023-07-13T17:12:04.23</dc:date>
    <dc:creator>Oleg Starokaznikov</dc:creator>
    <meta:editing-duration>P1DT9H6M7S</meta:editing-duration>
    <meta:editing-cycles>74</meta:editing-cycles>
    <meta:generator>OpenOffice/4.1.11$Win32 OpenOffice.org_project/4111m1$Build-9808</meta:generator>
    <meta:document-statistic meta:table-count="11" meta:image-count="0" meta:object-count="0" meta:page-count="12" meta:paragraph-count="447" meta:word-count="1569" meta:character-count="10212"/>
  </office:meta>
</office:document-meta>
</file>